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ar font-mono" svg:font-family="'var font-mono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582cm"/>
    </style:style>
    <style:style style:name="Tableau1.B" style:family="table-column">
      <style:table-column-properties style:column-width="6.75cm"/>
    </style:style>
    <style:style style:name="Tableau1.C" style:family="table-column">
      <style:table-column-properties style:column-width="6.66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fo:line-height="150%" fo:text-align="start" style:justify-single-word="false" fo:background-color="transparent">
        <style:background-image/>
      </style:paragraph-properties>
    </style:style>
    <style:style style:name="P2" style:family="paragraph" style:parent-style-name="Preformatted_20_Text">
      <style:paragraph-properties fo:margin-left="0cm" fo:margin-right="0cm" fo:margin-top="0cm" fo:margin-bottom="0.499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3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4" style:family="paragraph" style:parent-style-name="Preformatted_20_Text">
      <style:paragraph-properties fo:line-height="150%" fo:text-align="start" style:justify-single-word="false" fo:background-color="transparent">
        <style:background-image/>
      </style:paragraph-properties>
    </style:style>
    <style:style style:name="P5" style:family="paragraph" style:parent-style-name="Preformatted_20_Text">
      <style:paragraph-properties fo:line-height="150%" fo:text-align="start" style:justify-single-word="false" fo:background-color="transparent">
        <style:background-image/>
      </style:paragraph-properties>
      <style:text-properties fo:font-style="italic"/>
    </style:style>
    <style:style style:name="P6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transparent">
        <style:background-image/>
      </style:paragraph-properties>
      <style:text-properties fo:font-style="italic"/>
    </style:style>
    <style:style style:name="P8" style:family="paragraph" style:parent-style-name="Preformatted_20_Text">
      <style:paragraph-properties fo:margin-top="0cm" fo:margin-bottom="0.499cm" fo:line-height="150%" fo:text-align="start" style:justify-single-word="false" fo:background-color="transparent">
        <style:background-image/>
      </style:paragraph-properties>
    </style:style>
    <style:style style:name="P9" style:family="paragraph" style:parent-style-name="Preformatted_20_Text">
      <style:paragraph-properties fo:line-height="150%" fo:text-align="start" style:justify-single-word="false" fo:background-color="transparent">
        <style:background-image/>
      </style:paragraph-properties>
    </style:style>
    <style:style style:name="P10" style:family="paragraph" style:parent-style-name="Preformatted_20_Text">
      <style:paragraph-properties fo:line-height="150%" fo:text-align="start" style:justify-single-word="false" fo:background-color="transparent">
        <style:background-image/>
      </style:paragraph-properties>
      <style:text-properties fo:font-style="italic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3"/>
    <style:style style:name="P54" style:family="paragraph" style:parent-style-name="Text_20_body" style:list-style-name="L44"/>
    <style:style style:name="P55" style:family="paragraph" style:parent-style-name="Text_20_body" style:list-style-name="L45"/>
    <style:style style:name="P56" style:family="paragraph" style:parent-style-name="Text_20_body" style:list-style-name="L46"/>
    <style:style style:name="P57" style:family="paragraph" style:parent-style-name="Text_20_body" style:list-style-name="L47"/>
    <style:style style:name="P58" style:family="paragraph" style:parent-style-name="Text_20_body" style:list-style-name="L48"/>
    <style:style style:name="P59" style:family="paragraph" style:parent-style-name="Text_20_body" style:list-style-name="L49"/>
    <style:style style:name="P60" style:family="paragraph" style:parent-style-name="Text_20_body" style:list-style-name="L50"/>
    <style:style style:name="P61" style:family="paragraph" style:parent-style-name="Text_20_body" style:list-style-name="L51"/>
    <style:style style:name="P62" style:family="paragraph" style:parent-style-name="Text_20_body" style:list-style-name="L52"/>
    <style:style style:name="P63" style:family="paragraph" style:parent-style-name="Text_20_body" style:list-style-name="L53"/>
    <style:style style:name="P64" style:family="paragraph" style:parent-style-name="Text_20_body" style:list-style-name="L54"/>
    <style:style style:name="P65" style:family="paragraph" style:parent-style-name="Text_20_body" style:list-style-name="L55"/>
    <style:style style:name="P66" style:family="paragraph" style:parent-style-name="Text_20_body" style:list-style-name="L56"/>
    <style:style style:name="P67" style:family="paragraph" style:parent-style-name="Text_20_body" style:list-style-name="L57"/>
    <style:style style:name="P68" style:family="paragraph" style:parent-style-name="Text_20_body" style:list-style-name="L58"/>
    <style:style style:name="P69" style:family="paragraph" style:parent-style-name="Text_20_body" style:list-style-name="L59"/>
    <style:style style:name="P70" style:family="paragraph" style:parent-style-name="Text_20_body" style:list-style-name="L60"/>
    <style:style style:name="P71" style:family="paragraph" style:parent-style-name="Text_20_body" style:list-style-name="L61"/>
    <style:style style:name="P72" style:family="paragraph" style:parent-style-name="Text_20_body" style:list-style-name="L62"/>
    <style:style style:name="P73" style:family="paragraph" style:parent-style-name="Text_20_body" style:list-style-name="L63"/>
    <style:style style:name="P74" style:family="paragraph" style:parent-style-name="Text_20_body" style:list-style-name="L64"/>
    <style:style style:name="P75" style:family="paragraph" style:parent-style-name="Text_20_body" style:list-style-name="L65"/>
    <style:style style:name="P76" style:family="paragraph" style:parent-style-name="Text_20_body" style:list-style-name="L66"/>
    <style:style style:name="P77" style:family="paragraph" style:parent-style-name="Text_20_body" style:list-style-name="L67"/>
    <style:style style:name="P78" style:family="paragraph" style:parent-style-name="Text_20_body" style:list-style-name="L68"/>
    <style:style style:name="P79" style:family="paragraph" style:parent-style-name="Text_20_body" style:list-style-name="L69"/>
    <style:style style:name="P80" style:family="paragraph" style:parent-style-name="Text_20_body" style:list-style-name="L70"/>
    <style:style style:name="P81" style:family="paragraph" style:parent-style-name="Text_20_body" style:list-style-name="L71"/>
    <style:style style:name="P82" style:family="paragraph" style:parent-style-name="Text_20_body" style:list-style-name="L72"/>
    <style:style style:name="P83" style:family="paragraph" style:parent-style-name="Text_20_body" style:list-style-name="L73"/>
    <style:style style:name="P84" style:family="paragraph" style:parent-style-name="Text_20_body" style:list-style-name="L74"/>
    <style:style style:name="P85" style:family="paragraph" style:parent-style-name="Text_20_body" style:list-style-name="L75"/>
    <style:style style:name="P86" style:family="paragraph" style:parent-style-name="Text_20_body" style:list-style-name="L76"/>
    <style:style style:name="P87" style:family="paragraph" style:parent-style-name="Text_20_body" style:list-style-name="L77"/>
    <style:style style:name="P88" style:family="paragraph" style:parent-style-name="Text_20_body" style:list-style-name="L78"/>
    <style:style style:name="P89" style:family="paragraph" style:parent-style-name="Text_20_body" style:list-style-name="L79"/>
    <style:style style:name="P90" style:family="paragraph" style:parent-style-name="Text_20_body" style:list-style-name="L80"/>
    <style:style style:name="P91" style:family="paragraph" style:parent-style-name="Text_20_body" style:list-style-name="L81"/>
    <style:style style:name="P92" style:family="paragraph" style:parent-style-name="Text_20_body" style:list-style-name="L82"/>
    <style:style style:name="P93" style:family="paragraph" style:parent-style-name="Text_20_body" style:list-style-name="L83"/>
    <style:style style:name="P94" style:family="paragraph" style:parent-style-name="Text_20_body" style:list-style-name="L84"/>
    <style:style style:name="P95" style:family="paragraph" style:parent-style-name="Text_20_body" style:list-style-name="L85"/>
    <style:style style:name="P96" style:family="paragraph" style:parent-style-name="Text_20_body" style:list-style-name="L86"/>
    <style:style style:name="P97" style:family="paragraph" style:parent-style-name="Text_20_body" style:list-style-name="L87"/>
    <style:style style:name="P98" style:family="paragraph" style:parent-style-name="Text_20_body" style:list-style-name="L88"/>
    <style:style style:name="P99" style:family="paragraph" style:parent-style-name="Text_20_body" style:list-style-name="L89"/>
    <style:style style:name="P100" style:family="paragraph" style:parent-style-name="Text_20_body" style:list-style-name="L90"/>
    <style:style style:name="P101" style:family="paragraph" style:parent-style-name="Text_20_body" style:list-style-name="L91"/>
    <style:style style:name="P102" style:family="paragraph" style:parent-style-name="Text_20_body" style:list-style-name="L92"/>
    <style:style style:name="P103" style:family="paragraph" style:parent-style-name="Text_20_body" style:list-style-name="L93"/>
    <style:style style:name="P104" style:family="paragraph" style:parent-style-name="Text_20_body" style:list-style-name="L94"/>
    <style:style style:name="P105" style:family="paragraph" style:parent-style-name="Text_20_body" style:list-style-name="L95"/>
    <style:style style:name="P106" style:family="paragraph" style:parent-style-name="Text_20_body" style:list-style-name="L96"/>
    <style:style style:name="P107" style:family="paragraph" style:parent-style-name="Text_20_body" style:list-style-name="L97"/>
    <style:style style:name="P108" style:family="paragraph" style:parent-style-name="Text_20_body" style:list-style-name="L98"/>
    <style:style style:name="P109" style:family="paragraph" style:parent-style-name="Text_20_body" style:list-style-name="L99"/>
    <style:style style:name="P110" style:family="paragraph" style:parent-style-name="Text_20_body" style:list-style-name="L100"/>
    <style:style style:name="P111" style:family="paragraph" style:parent-style-name="Text_20_body" style:list-style-name="L101"/>
    <style:style style:name="P112" style:family="paragraph" style:parent-style-name="Text_20_body" style:list-style-name="L102"/>
    <style:style style:name="P113" style:family="paragraph" style:parent-style-name="Text_20_body" style:list-style-name="L103"/>
    <style:style style:name="P114" style:family="paragraph" style:parent-style-name="Text_20_body" style:list-style-name="L104"/>
    <style:style style:name="P115" style:family="paragraph" style:parent-style-name="Text_20_body" style:list-style-name="L105"/>
    <style:style style:name="P116" style:family="paragraph" style:parent-style-name="Text_20_body" style:list-style-name="L106"/>
    <style:style style:name="P117" style:family="paragraph" style:parent-style-name="Text_20_body" style:list-style-name="L107"/>
    <style:style style:name="P118" style:family="paragraph" style:parent-style-name="Text_20_body" style:list-style-name="L108"/>
    <style:style style:name="P119" style:family="paragraph" style:parent-style-name="Text_20_body" style:list-style-name="L109"/>
    <style:style style:name="P120" style:family="paragraph" style:parent-style-name="Text_20_body" style:list-style-name="L110"/>
    <style:style style:name="P121" style:family="paragraph" style:parent-style-name="Text_20_body" style:list-style-name="L111"/>
    <style:style style:name="P122" style:family="paragraph" style:parent-style-name="Text_20_body" style:list-style-name="L112"/>
    <style:style style:name="P123" style:family="paragraph" style:parent-style-name="Text_20_body" style:list-style-name="L113"/>
    <style:style style:name="P124" style:family="paragraph" style:parent-style-name="Text_20_body" style:list-style-name="L114"/>
    <style:style style:name="P125" style:family="paragraph" style:parent-style-name="Text_20_body" style:list-style-name="L115"/>
    <style:style style:name="P126" style:family="paragraph" style:parent-style-name="Text_20_body" style:list-style-name="L116"/>
    <style:style style:name="P127" style:family="paragraph" style:parent-style-name="Text_20_body" style:list-style-name="L117"/>
    <style:style style:name="P128" style:family="paragraph" style:parent-style-name="Text_20_body" style:list-style-name="L118"/>
    <style:style style:name="P129" style:family="paragraph" style:parent-style-name="Text_20_body" style:list-style-name="L119"/>
    <style:style style:name="P130" style:family="paragraph" style:parent-style-name="Text_20_body" style:list-style-name="L120"/>
    <style:style style:name="P131" style:family="paragraph" style:parent-style-name="Text_20_body" style:list-style-name="L121"/>
    <style:style style:name="P132" style:family="paragraph" style:parent-style-name="Text_20_body" style:list-style-name="L122"/>
    <style:style style:name="P133" style:family="paragraph" style:parent-style-name="Text_20_body" style:list-style-name="L123"/>
    <style:style style:name="P134" style:family="paragraph" style:parent-style-name="Text_20_body" style:list-style-name="L124"/>
    <style:style style:name="P135" style:family="paragraph" style:parent-style-name="Text_20_body" style:list-style-name="L125"/>
    <style:style style:name="P136" style:family="paragraph" style:parent-style-name="Text_20_body" style:list-style-name="L126"/>
    <style:style style:name="P137" style:family="paragraph" style:parent-style-name="Text_20_body" style:list-style-name="L127"/>
    <style:style style:name="P138" style:family="paragraph" style:parent-style-name="Text_20_body" style:list-style-name="L128"/>
    <style:style style:name="P139" style:family="paragraph" style:parent-style-name="Text_20_body" style:list-style-name="L129"/>
    <style:style style:name="P140" style:family="paragraph" style:parent-style-name="Text_20_body" style:list-style-name="L130"/>
    <style:style style:name="P141" style:family="paragraph" style:parent-style-name="Text_20_body" style:list-style-name="L131"/>
    <style:style style:name="P142" style:family="paragraph" style:parent-style-name="Text_20_body" style:list-style-name="L132"/>
    <style:style style:name="P143" style:family="paragraph" style:parent-style-name="Text_20_body" style:list-style-name="L133"/>
    <style:style style:name="P144" style:family="paragraph" style:parent-style-name="Text_20_body" style:list-style-name="L134"/>
    <style:style style:name="P145" style:family="paragraph" style:parent-style-name="Text_20_body" style:list-style-name="L135"/>
    <style:style style:name="P146" style:family="paragraph" style:parent-style-name="Text_20_body" style:list-style-name="L136"/>
    <style:style style:name="P147" style:family="paragraph" style:parent-style-name="Text_20_body" style:list-style-name="L137"/>
    <style:style style:name="P148" style:family="paragraph" style:parent-style-name="Text_20_body" style:list-style-name="L138"/>
    <style:style style:name="P149" style:family="paragraph" style:parent-style-name="Text_20_body" style:list-style-name="L139"/>
    <style:style style:name="P150" style:family="paragraph" style:parent-style-name="Text_20_body" style:list-style-name="L140"/>
    <style:style style:name="P151" style:family="paragraph" style:parent-style-name="Text_20_body" style:list-style-name="L141"/>
    <style:style style:name="P152" style:family="paragraph" style:parent-style-name="Text_20_body" style:list-style-name="L142"/>
    <style:style style:name="P153" style:family="paragraph" style:parent-style-name="Text_20_body" style:list-style-name="L143"/>
    <style:style style:name="P154" style:family="paragraph" style:parent-style-name="Text_20_body" style:list-style-name="L144"/>
    <style:style style:name="P155" style:family="paragraph" style:parent-style-name="Text_20_body" style:list-style-name="L145"/>
    <style:style style:name="P156" style:family="paragraph" style:parent-style-name="Text_20_body" style:list-style-name="L146"/>
    <style:style style:name="P157" style:family="paragraph" style:parent-style-name="Text_20_body" style:list-style-name="L147"/>
    <style:style style:name="P158" style:family="paragraph" style:parent-style-name="Text_20_body" style:list-style-name="L148"/>
    <style:style style:name="P159" style:family="paragraph" style:parent-style-name="Text_20_body" style:list-style-name="L149"/>
    <style:style style:name="P160" style:family="paragraph" style:parent-style-name="Text_20_body" style:list-style-name="L150"/>
    <style:style style:name="P161" style:family="paragraph" style:parent-style-name="Text_20_body" style:list-style-name="L151"/>
    <style:style style:name="P162" style:family="paragraph" style:parent-style-name="Text_20_body" style:list-style-name="L152"/>
    <style:style style:name="P163" style:family="paragraph" style:parent-style-name="Text_20_body" style:list-style-name="L153"/>
    <style:style style:name="P164" style:family="paragraph" style:parent-style-name="Text_20_body" style:list-style-name="L154"/>
    <style:style style:name="P165" style:family="paragraph" style:parent-style-name="Text_20_body" style:list-style-name="L155"/>
    <style:style style:name="P166" style:family="paragraph" style:parent-style-name="Text_20_body" style:list-style-name="L156"/>
    <style:style style:name="P167" style:family="paragraph" style:parent-style-name="Text_20_body" style:list-style-name="L157"/>
    <style:style style:name="P168" style:family="paragraph" style:parent-style-name="Text_20_body" style:list-style-name="L158"/>
    <style:style style:name="P169" style:family="paragraph" style:parent-style-name="Text_20_body" style:list-style-name="L159"/>
    <style:style style:name="P170" style:family="paragraph" style:parent-style-name="Text_20_body" style:list-style-name="L160"/>
    <style:style style:name="P171" style:family="paragraph" style:parent-style-name="Text_20_body" style:list-style-name="L161"/>
    <style:style style:name="P172" style:family="paragraph" style:parent-style-name="Text_20_body" style:list-style-name="L162"/>
    <style:style style:name="P173" style:family="paragraph" style:parent-style-name="Text_20_body" style:list-style-name="L163"/>
    <style:style style:name="P174" style:family="paragraph" style:parent-style-name="Text_20_body" style:list-style-name="L164"/>
    <style:style style:name="P175" style:family="paragraph" style:parent-style-name="Text_20_body" style:list-style-name="L165"/>
    <style:style style:name="P176" style:family="paragraph" style:parent-style-name="Text_20_body" style:list-style-name="L166"/>
    <style:style style:name="P177" style:family="paragraph" style:parent-style-name="Text_20_body" style:list-style-name="L167"/>
    <style:style style:name="P178" style:family="paragraph" style:parent-style-name="Text_20_body" style:list-style-name="L168"/>
    <style:style style:name="P179" style:family="paragraph" style:parent-style-name="Text_20_body" style:list-style-name="L169"/>
    <style:style style:name="P180" style:family="paragraph" style:parent-style-name="Text_20_body" style:list-style-name="L170"/>
    <style:style style:name="P181" style:family="paragraph" style:parent-style-name="Text_20_body" style:list-style-name="L171"/>
    <style:style style:name="P182" style:family="paragraph" style:parent-style-name="Text_20_body" style:list-style-name="L172"/>
    <style:style style:name="P183" style:family="paragraph" style:parent-style-name="Text_20_body" style:list-style-name="L173"/>
    <style:style style:name="P184" style:family="paragraph" style:parent-style-name="Text_20_body" style:list-style-name="L174"/>
    <style:style style:name="P185" style:family="paragraph" style:parent-style-name="Text_20_body" style:list-style-name="L175"/>
    <style:style style:name="P186" style:family="paragraph" style:parent-style-name="Text_20_body" style:list-style-name="L176"/>
    <style:style style:name="P187" style:family="paragraph" style:parent-style-name="Text_20_body" style:list-style-name="L177"/>
    <style:style style:name="P188" style:family="paragraph" style:parent-style-name="Text_20_body" style:list-style-name="L178"/>
    <style:style style:name="P189" style:family="paragraph" style:parent-style-name="Text_20_body" style:list-style-name="L179"/>
    <style:style style:name="P190" style:family="paragraph" style:parent-style-name="Text_20_body" style:list-style-name="L180"/>
    <style:style style:name="P191" style:family="paragraph" style:parent-style-name="Text_20_body" style:list-style-name="L181"/>
    <style:style style:name="P192" style:family="paragraph" style:parent-style-name="Text_20_body" style:list-style-name="L182"/>
    <style:style style:name="P193" style:family="paragraph" style:parent-style-name="Text_20_body" style:list-style-name="L183"/>
    <style:style style:name="P194" style:family="paragraph" style:parent-style-name="Text_20_body" style:list-style-name="L184"/>
    <style:style style:name="P195" style:family="paragraph" style:parent-style-name="Text_20_body" style:list-style-name="L185"/>
    <style:style style:name="P196" style:family="paragraph" style:parent-style-name="Text_20_body" style:list-style-name="L186"/>
    <style:style style:name="P197" style:family="paragraph" style:parent-style-name="Text_20_body" style:list-style-name="L187"/>
    <style:style style:name="P198" style:family="paragraph" style:parent-style-name="Text_20_body" style:list-style-name="L188"/>
    <style:style style:name="P199" style:family="paragraph" style:parent-style-name="Text_20_body" style:list-style-name="L189"/>
    <style:style style:name="P200" style:family="paragraph" style:parent-style-name="Text_20_body" style:list-style-name="L190"/>
    <style:style style:name="P201" style:family="paragraph" style:parent-style-name="Text_20_body" style:list-style-name="L191"/>
    <style:style style:name="P202" style:family="paragraph" style:parent-style-name="Text_20_body" style:list-style-name="L192"/>
    <style:style style:name="P203" style:family="paragraph" style:parent-style-name="Text_20_body" style:list-style-name="L193"/>
    <style:style style:name="P204" style:family="paragraph" style:parent-style-name="Text_20_body" style:list-style-name="L194"/>
    <style:style style:name="P205" style:family="paragraph" style:parent-style-name="Text_20_body" style:list-style-name="L195"/>
    <style:style style:name="P206" style:family="paragraph" style:parent-style-name="Text_20_body" style:list-style-name="L196"/>
    <style:style style:name="P207" style:family="paragraph" style:parent-style-name="Text_20_body" style:list-style-name="L197"/>
    <style:style style:name="P208" style:family="paragraph" style:parent-style-name="Text_20_body" style:list-style-name="L198"/>
    <style:style style:name="P209" style:family="paragraph" style:parent-style-name="Text_20_body" style:list-style-name="L199"/>
    <style:style style:name="P210" style:family="paragraph" style:parent-style-name="Text_20_body" style:list-style-name="L200"/>
    <style:style style:name="P211" style:family="paragraph" style:parent-style-name="Text_20_body" style:list-style-name="L201"/>
    <style:style style:name="P212" style:family="paragraph" style:parent-style-name="Text_20_body" style:list-style-name="L202"/>
    <style:style style:name="P213" style:family="paragraph" style:parent-style-name="Text_20_body" style:list-style-name="L203"/>
    <style:style style:name="P214" style:family="paragraph" style:parent-style-name="Text_20_body" style:list-style-name="L204"/>
    <style:style style:name="P215" style:family="paragraph" style:parent-style-name="Text_20_body" style:list-style-name="L205"/>
    <style:style style:name="P216" style:family="paragraph" style:parent-style-name="Text_20_body" style:list-style-name="L206"/>
    <style:style style:name="P217" style:family="paragraph" style:parent-style-name="Text_20_body" style:list-style-name="L207"/>
    <style:style style:name="P218" style:family="paragraph" style:parent-style-name="Text_20_body" style:list-style-name="L208"/>
    <style:style style:name="P219" style:family="paragraph" style:parent-style-name="Text_20_body" style:list-style-name="L209"/>
    <style:style style:name="P220" style:family="paragraph" style:parent-style-name="Text_20_body" style:list-style-name="L210"/>
    <style:style style:name="P221" style:family="paragraph" style:parent-style-name="Text_20_body" style:list-style-name="L211"/>
    <style:style style:name="P222" style:family="paragraph" style:parent-style-name="Text_20_body" style:list-style-name="L212"/>
    <style:style style:name="P223" style:family="paragraph" style:parent-style-name="Text_20_body" style:list-style-name="L213"/>
    <style:style style:name="P224" style:family="paragraph" style:parent-style-name="Text_20_body" style:list-style-name="L214"/>
    <style:style style:name="P225" style:family="paragraph" style:parent-style-name="Text_20_body" style:list-style-name="L215"/>
    <style:style style:name="P226" style:family="paragraph" style:parent-style-name="Text_20_body" style:list-style-name="L216"/>
    <style:style style:name="P227" style:family="paragraph" style:parent-style-name="Text_20_body" style:list-style-name="L217"/>
    <style:style style:name="P228" style:family="paragraph" style:parent-style-name="Text_20_body" style:list-style-name="L218"/>
    <style:style style:name="P229" style:family="paragraph" style:parent-style-name="Text_20_body" style:list-style-name="L219"/>
    <style:style style:name="P230" style:family="paragraph" style:parent-style-name="Text_20_body" style:list-style-name="L220"/>
    <style:style style:name="P231" style:family="paragraph" style:parent-style-name="Text_20_body" style:list-style-name="L221"/>
    <style:style style:name="P232" style:family="paragraph" style:parent-style-name="Text_20_body" style:list-style-name="L222"/>
    <style:style style:name="P233" style:family="paragraph" style:parent-style-name="Text_20_body" style:list-style-name="L223"/>
    <style:style style:name="P234" style:family="paragraph" style:parent-style-name="Text_20_body" style:list-style-name="L224"/>
    <style:style style:name="P235" style:family="paragraph" style:parent-style-name="Text_20_body" style:list-style-name="L225"/>
    <style:style style:name="P236" style:family="paragraph" style:parent-style-name="Text_20_body" style:list-style-name="L1">
      <style:paragraph-properties fo:margin-top="0cm" fo:margin-bottom="0cm"/>
    </style:style>
    <style:style style:name="P237" style:family="paragraph" style:parent-style-name="Text_20_body" style:list-style-name="L2">
      <style:paragraph-properties fo:margin-top="0cm" fo:margin-bottom="0cm"/>
    </style:style>
    <style:style style:name="P238" style:family="paragraph" style:parent-style-name="Text_20_body" style:list-style-name="L3">
      <style:paragraph-properties fo:margin-top="0cm" fo:margin-bottom="0cm"/>
    </style:style>
    <style:style style:name="P239" style:family="paragraph" style:parent-style-name="Text_20_body" style:list-style-name="L4">
      <style:paragraph-properties fo:margin-top="0cm" fo:margin-bottom="0cm"/>
    </style:style>
    <style:style style:name="P240" style:family="paragraph" style:parent-style-name="Text_20_body" style:list-style-name="L5">
      <style:paragraph-properties fo:margin-top="0cm" fo:margin-bottom="0cm"/>
    </style:style>
    <style:style style:name="P241" style:family="paragraph" style:parent-style-name="Text_20_body" style:list-style-name="L6">
      <style:paragraph-properties fo:margin-top="0cm" fo:margin-bottom="0cm"/>
    </style:style>
    <style:style style:name="P242" style:family="paragraph" style:parent-style-name="Text_20_body" style:list-style-name="L7">
      <style:paragraph-properties fo:margin-top="0cm" fo:margin-bottom="0cm"/>
    </style:style>
    <style:style style:name="P243" style:family="paragraph" style:parent-style-name="Text_20_body" style:list-style-name="L8">
      <style:paragraph-properties fo:margin-top="0cm" fo:margin-bottom="0cm"/>
    </style:style>
    <style:style style:name="P244" style:family="paragraph" style:parent-style-name="Text_20_body" style:list-style-name="L9">
      <style:paragraph-properties fo:margin-top="0cm" fo:margin-bottom="0cm"/>
    </style:style>
    <style:style style:name="P245" style:family="paragraph" style:parent-style-name="Text_20_body" style:list-style-name="L10">
      <style:paragraph-properties fo:margin-top="0cm" fo:margin-bottom="0cm"/>
    </style:style>
    <style:style style:name="P246" style:family="paragraph" style:parent-style-name="Text_20_body" style:list-style-name="L11">
      <style:paragraph-properties fo:margin-top="0cm" fo:margin-bottom="0cm"/>
    </style:style>
    <style:style style:name="P247" style:family="paragraph" style:parent-style-name="Text_20_body" style:list-style-name="L12">
      <style:paragraph-properties fo:margin-top="0cm" fo:margin-bottom="0cm"/>
    </style:style>
    <style:style style:name="P248" style:family="paragraph" style:parent-style-name="Text_20_body" style:list-style-name="L13">
      <style:paragraph-properties fo:margin-top="0cm" fo:margin-bottom="0cm"/>
    </style:style>
    <style:style style:name="P249" style:family="paragraph" style:parent-style-name="Text_20_body" style:list-style-name="L14">
      <style:paragraph-properties fo:margin-top="0cm" fo:margin-bottom="0cm"/>
    </style:style>
    <style:style style:name="P250" style:family="paragraph" style:parent-style-name="Text_20_body" style:list-style-name="L15">
      <style:paragraph-properties fo:margin-top="0cm" fo:margin-bottom="0cm"/>
    </style:style>
    <style:style style:name="P251" style:family="paragraph" style:parent-style-name="Text_20_body" style:list-style-name="L17">
      <style:paragraph-properties fo:margin-top="0cm" fo:margin-bottom="0cm"/>
    </style:style>
    <style:style style:name="P252" style:family="paragraph" style:parent-style-name="Text_20_body" style:list-style-name="L18">
      <style:paragraph-properties fo:margin-top="0cm" fo:margin-bottom="0cm"/>
    </style:style>
    <style:style style:name="P253" style:family="paragraph" style:parent-style-name="Text_20_body" style:list-style-name="L21">
      <style:paragraph-properties fo:margin-top="0cm" fo:margin-bottom="0cm"/>
    </style:style>
    <style:style style:name="P254" style:family="paragraph" style:parent-style-name="Text_20_body" style:list-style-name="L23">
      <style:paragraph-properties fo:margin-top="0cm" fo:margin-bottom="0cm"/>
    </style:style>
    <style:style style:name="P255" style:family="paragraph" style:parent-style-name="Text_20_body" style:list-style-name="L24">
      <style:paragraph-properties fo:margin-top="0cm" fo:margin-bottom="0cm"/>
    </style:style>
    <style:style style:name="P256" style:family="paragraph" style:parent-style-name="Text_20_body" style:list-style-name="L25">
      <style:paragraph-properties fo:margin-top="0cm" fo:margin-bottom="0cm"/>
    </style:style>
    <style:style style:name="P257" style:family="paragraph" style:parent-style-name="Text_20_body" style:list-style-name="L26">
      <style:paragraph-properties fo:margin-top="0cm" fo:margin-bottom="0cm"/>
    </style:style>
    <style:style style:name="P258" style:family="paragraph" style:parent-style-name="Text_20_body" style:list-style-name="L27">
      <style:paragraph-properties fo:margin-top="0cm" fo:margin-bottom="0cm"/>
    </style:style>
    <style:style style:name="P259" style:family="paragraph" style:parent-style-name="Text_20_body" style:list-style-name="L28">
      <style:paragraph-properties fo:margin-top="0cm" fo:margin-bottom="0cm"/>
    </style:style>
    <style:style style:name="P260" style:family="paragraph" style:parent-style-name="Text_20_body" style:list-style-name="L29">
      <style:paragraph-properties fo:margin-top="0cm" fo:margin-bottom="0cm"/>
    </style:style>
    <style:style style:name="P261" style:family="paragraph" style:parent-style-name="Text_20_body" style:list-style-name="L31">
      <style:paragraph-properties fo:margin-top="0cm" fo:margin-bottom="0cm"/>
    </style:style>
    <style:style style:name="P262" style:family="paragraph" style:parent-style-name="Text_20_body" style:list-style-name="L32">
      <style:paragraph-properties fo:margin-top="0cm" fo:margin-bottom="0cm"/>
    </style:style>
    <style:style style:name="P263" style:family="paragraph" style:parent-style-name="Text_20_body" style:list-style-name="L34">
      <style:paragraph-properties fo:margin-top="0cm" fo:margin-bottom="0cm"/>
    </style:style>
    <style:style style:name="P264" style:family="paragraph" style:parent-style-name="Text_20_body" style:list-style-name="L35">
      <style:paragraph-properties fo:margin-top="0cm" fo:margin-bottom="0cm"/>
    </style:style>
    <style:style style:name="P265" style:family="paragraph" style:parent-style-name="Text_20_body" style:list-style-name="L36">
      <style:paragraph-properties fo:margin-top="0cm" fo:margin-bottom="0cm"/>
    </style:style>
    <style:style style:name="P266" style:family="paragraph" style:parent-style-name="Text_20_body" style:list-style-name="L37">
      <style:paragraph-properties fo:margin-top="0cm" fo:margin-bottom="0cm"/>
    </style:style>
    <style:style style:name="P267" style:family="paragraph" style:parent-style-name="Text_20_body" style:list-style-name="L38">
      <style:paragraph-properties fo:margin-top="0cm" fo:margin-bottom="0cm"/>
    </style:style>
    <style:style style:name="P268" style:family="paragraph" style:parent-style-name="Text_20_body" style:list-style-name="L39">
      <style:paragraph-properties fo:margin-top="0cm" fo:margin-bottom="0cm"/>
    </style:style>
    <style:style style:name="P269" style:family="paragraph" style:parent-style-name="Text_20_body" style:list-style-name="L40">
      <style:paragraph-properties fo:margin-top="0cm" fo:margin-bottom="0cm"/>
    </style:style>
    <style:style style:name="P270" style:family="paragraph" style:parent-style-name="Text_20_body" style:list-style-name="L41">
      <style:paragraph-properties fo:margin-top="0cm" fo:margin-bottom="0cm"/>
    </style:style>
    <style:style style:name="P271" style:family="paragraph" style:parent-style-name="Text_20_body" style:list-style-name="L42">
      <style:paragraph-properties fo:margin-top="0cm" fo:margin-bottom="0cm"/>
    </style:style>
    <style:style style:name="P272" style:family="paragraph" style:parent-style-name="Text_20_body" style:list-style-name="L43">
      <style:paragraph-properties fo:margin-top="0cm" fo:margin-bottom="0cm"/>
    </style:style>
    <style:style style:name="P273" style:family="paragraph" style:parent-style-name="Text_20_body" style:list-style-name="L44">
      <style:paragraph-properties fo:margin-top="0cm" fo:margin-bottom="0cm"/>
    </style:style>
    <style:style style:name="P274" style:family="paragraph" style:parent-style-name="Text_20_body" style:list-style-name="L45">
      <style:paragraph-properties fo:margin-top="0cm" fo:margin-bottom="0cm"/>
    </style:style>
    <style:style style:name="P275" style:family="paragraph" style:parent-style-name="Text_20_body" style:list-style-name="L46">
      <style:paragraph-properties fo:margin-top="0cm" fo:margin-bottom="0cm"/>
    </style:style>
    <style:style style:name="P276" style:family="paragraph" style:parent-style-name="Text_20_body" style:list-style-name="L47">
      <style:paragraph-properties fo:margin-top="0cm" fo:margin-bottom="0cm"/>
    </style:style>
    <style:style style:name="P277" style:family="paragraph" style:parent-style-name="Text_20_body" style:list-style-name="L48">
      <style:paragraph-properties fo:margin-top="0cm" fo:margin-bottom="0cm"/>
    </style:style>
    <style:style style:name="P278" style:family="paragraph" style:parent-style-name="Text_20_body" style:list-style-name="L49">
      <style:paragraph-properties fo:margin-top="0cm" fo:margin-bottom="0cm"/>
    </style:style>
    <style:style style:name="P279" style:family="paragraph" style:parent-style-name="Text_20_body" style:list-style-name="L50">
      <style:paragraph-properties fo:margin-top="0cm" fo:margin-bottom="0cm"/>
    </style:style>
    <style:style style:name="P280" style:family="paragraph" style:parent-style-name="Text_20_body" style:list-style-name="L51">
      <style:paragraph-properties fo:margin-top="0cm" fo:margin-bottom="0cm"/>
    </style:style>
    <style:style style:name="P281" style:family="paragraph" style:parent-style-name="Text_20_body" style:list-style-name="L52">
      <style:paragraph-properties fo:margin-top="0cm" fo:margin-bottom="0cm"/>
    </style:style>
    <style:style style:name="P282" style:family="paragraph" style:parent-style-name="Text_20_body" style:list-style-name="L53">
      <style:paragraph-properties fo:margin-top="0cm" fo:margin-bottom="0cm"/>
    </style:style>
    <style:style style:name="P283" style:family="paragraph" style:parent-style-name="Text_20_body" style:list-style-name="L54">
      <style:paragraph-properties fo:margin-top="0cm" fo:margin-bottom="0cm"/>
    </style:style>
    <style:style style:name="P284" style:family="paragraph" style:parent-style-name="Text_20_body" style:list-style-name="L55">
      <style:paragraph-properties fo:margin-top="0cm" fo:margin-bottom="0cm"/>
    </style:style>
    <style:style style:name="P285" style:family="paragraph" style:parent-style-name="Text_20_body" style:list-style-name="L57">
      <style:paragraph-properties fo:margin-top="0cm" fo:margin-bottom="0cm"/>
    </style:style>
    <style:style style:name="P286" style:family="paragraph" style:parent-style-name="Text_20_body" style:list-style-name="L58">
      <style:paragraph-properties fo:margin-top="0cm" fo:margin-bottom="0cm"/>
    </style:style>
    <style:style style:name="P287" style:family="paragraph" style:parent-style-name="Text_20_body" style:list-style-name="L59">
      <style:paragraph-properties fo:margin-top="0cm" fo:margin-bottom="0cm"/>
    </style:style>
    <style:style style:name="P288" style:family="paragraph" style:parent-style-name="Text_20_body" style:list-style-name="L60">
      <style:paragraph-properties fo:margin-top="0cm" fo:margin-bottom="0cm"/>
    </style:style>
    <style:style style:name="P289" style:family="paragraph" style:parent-style-name="Text_20_body" style:list-style-name="L61">
      <style:paragraph-properties fo:margin-top="0cm" fo:margin-bottom="0cm"/>
    </style:style>
    <style:style style:name="P290" style:family="paragraph" style:parent-style-name="Text_20_body" style:list-style-name="L62">
      <style:paragraph-properties fo:margin-top="0cm" fo:margin-bottom="0cm"/>
    </style:style>
    <style:style style:name="P291" style:family="paragraph" style:parent-style-name="Text_20_body" style:list-style-name="L63">
      <style:paragraph-properties fo:margin-top="0cm" fo:margin-bottom="0cm"/>
    </style:style>
    <style:style style:name="P292" style:family="paragraph" style:parent-style-name="Text_20_body" style:list-style-name="L64">
      <style:paragraph-properties fo:margin-top="0cm" fo:margin-bottom="0cm"/>
    </style:style>
    <style:style style:name="P293" style:family="paragraph" style:parent-style-name="Text_20_body" style:list-style-name="L65">
      <style:paragraph-properties fo:margin-top="0cm" fo:margin-bottom="0cm"/>
    </style:style>
    <style:style style:name="P294" style:family="paragraph" style:parent-style-name="Text_20_body" style:list-style-name="L66">
      <style:paragraph-properties fo:margin-top="0cm" fo:margin-bottom="0cm"/>
    </style:style>
    <style:style style:name="P295" style:family="paragraph" style:parent-style-name="Text_20_body" style:list-style-name="L67">
      <style:paragraph-properties fo:margin-top="0cm" fo:margin-bottom="0cm"/>
    </style:style>
    <style:style style:name="P296" style:family="paragraph" style:parent-style-name="Text_20_body" style:list-style-name="L68">
      <style:paragraph-properties fo:margin-top="0cm" fo:margin-bottom="0cm"/>
    </style:style>
    <style:style style:name="P297" style:family="paragraph" style:parent-style-name="Text_20_body" style:list-style-name="L69">
      <style:paragraph-properties fo:margin-top="0cm" fo:margin-bottom="0cm"/>
    </style:style>
    <style:style style:name="P298" style:family="paragraph" style:parent-style-name="Text_20_body" style:list-style-name="L70">
      <style:paragraph-properties fo:margin-top="0cm" fo:margin-bottom="0cm"/>
    </style:style>
    <style:style style:name="P299" style:family="paragraph" style:parent-style-name="Text_20_body" style:list-style-name="L71">
      <style:paragraph-properties fo:margin-top="0cm" fo:margin-bottom="0cm"/>
    </style:style>
    <style:style style:name="P300" style:family="paragraph" style:parent-style-name="Text_20_body" style:list-style-name="L72">
      <style:paragraph-properties fo:margin-top="0cm" fo:margin-bottom="0cm"/>
    </style:style>
    <style:style style:name="P301" style:family="paragraph" style:parent-style-name="Text_20_body" style:list-style-name="L73">
      <style:paragraph-properties fo:margin-top="0cm" fo:margin-bottom="0cm"/>
    </style:style>
    <style:style style:name="P302" style:family="paragraph" style:parent-style-name="Text_20_body" style:list-style-name="L74">
      <style:paragraph-properties fo:margin-top="0cm" fo:margin-bottom="0cm"/>
    </style:style>
    <style:style style:name="P303" style:family="paragraph" style:parent-style-name="Text_20_body" style:list-style-name="L75">
      <style:paragraph-properties fo:margin-top="0cm" fo:margin-bottom="0cm"/>
    </style:style>
    <style:style style:name="P304" style:family="paragraph" style:parent-style-name="Text_20_body" style:list-style-name="L76">
      <style:paragraph-properties fo:margin-top="0cm" fo:margin-bottom="0cm"/>
    </style:style>
    <style:style style:name="P305" style:family="paragraph" style:parent-style-name="Text_20_body" style:list-style-name="L77">
      <style:paragraph-properties fo:margin-top="0cm" fo:margin-bottom="0cm"/>
    </style:style>
    <style:style style:name="P306" style:family="paragraph" style:parent-style-name="Text_20_body" style:list-style-name="L78">
      <style:paragraph-properties fo:margin-top="0cm" fo:margin-bottom="0cm"/>
    </style:style>
    <style:style style:name="P307" style:family="paragraph" style:parent-style-name="Text_20_body" style:list-style-name="L79">
      <style:paragraph-properties fo:margin-top="0cm" fo:margin-bottom="0cm"/>
    </style:style>
    <style:style style:name="P308" style:family="paragraph" style:parent-style-name="Text_20_body" style:list-style-name="L80">
      <style:paragraph-properties fo:margin-top="0cm" fo:margin-bottom="0cm"/>
    </style:style>
    <style:style style:name="P309" style:family="paragraph" style:parent-style-name="Text_20_body" style:list-style-name="L81">
      <style:paragraph-properties fo:margin-top="0cm" fo:margin-bottom="0cm"/>
    </style:style>
    <style:style style:name="P310" style:family="paragraph" style:parent-style-name="Text_20_body" style:list-style-name="L82">
      <style:paragraph-properties fo:margin-top="0cm" fo:margin-bottom="0cm"/>
    </style:style>
    <style:style style:name="P311" style:family="paragraph" style:parent-style-name="Text_20_body" style:list-style-name="L83">
      <style:paragraph-properties fo:margin-top="0cm" fo:margin-bottom="0cm"/>
    </style:style>
    <style:style style:name="P312" style:family="paragraph" style:parent-style-name="Text_20_body" style:list-style-name="L84">
      <style:paragraph-properties fo:margin-top="0cm" fo:margin-bottom="0cm"/>
    </style:style>
    <style:style style:name="P313" style:family="paragraph" style:parent-style-name="Text_20_body" style:list-style-name="L85">
      <style:paragraph-properties fo:margin-top="0cm" fo:margin-bottom="0cm"/>
    </style:style>
    <style:style style:name="P314" style:family="paragraph" style:parent-style-name="Text_20_body" style:list-style-name="L86">
      <style:paragraph-properties fo:margin-top="0cm" fo:margin-bottom="0cm"/>
    </style:style>
    <style:style style:name="P315" style:family="paragraph" style:parent-style-name="Text_20_body" style:list-style-name="L87">
      <style:paragraph-properties fo:margin-top="0cm" fo:margin-bottom="0cm"/>
    </style:style>
    <style:style style:name="P316" style:family="paragraph" style:parent-style-name="Text_20_body" style:list-style-name="L88">
      <style:paragraph-properties fo:margin-top="0cm" fo:margin-bottom="0cm"/>
    </style:style>
    <style:style style:name="P317" style:family="paragraph" style:parent-style-name="Text_20_body" style:list-style-name="L89">
      <style:paragraph-properties fo:margin-top="0cm" fo:margin-bottom="0cm"/>
    </style:style>
    <style:style style:name="P318" style:family="paragraph" style:parent-style-name="Text_20_body" style:list-style-name="L90">
      <style:paragraph-properties fo:margin-top="0cm" fo:margin-bottom="0cm"/>
    </style:style>
    <style:style style:name="P319" style:family="paragraph" style:parent-style-name="Text_20_body" style:list-style-name="L91">
      <style:paragraph-properties fo:margin-top="0cm" fo:margin-bottom="0cm"/>
    </style:style>
    <style:style style:name="P320" style:family="paragraph" style:parent-style-name="Text_20_body" style:list-style-name="L92">
      <style:paragraph-properties fo:margin-top="0cm" fo:margin-bottom="0cm"/>
    </style:style>
    <style:style style:name="P321" style:family="paragraph" style:parent-style-name="Text_20_body" style:list-style-name="L93">
      <style:paragraph-properties fo:margin-top="0cm" fo:margin-bottom="0cm"/>
    </style:style>
    <style:style style:name="P322" style:family="paragraph" style:parent-style-name="Text_20_body" style:list-style-name="L94">
      <style:paragraph-properties fo:margin-top="0cm" fo:margin-bottom="0cm"/>
    </style:style>
    <style:style style:name="P323" style:family="paragraph" style:parent-style-name="Text_20_body" style:list-style-name="L95">
      <style:paragraph-properties fo:margin-top="0cm" fo:margin-bottom="0cm"/>
    </style:style>
    <style:style style:name="P324" style:family="paragraph" style:parent-style-name="Text_20_body" style:list-style-name="L96">
      <style:paragraph-properties fo:margin-top="0cm" fo:margin-bottom="0cm"/>
    </style:style>
    <style:style style:name="P325" style:family="paragraph" style:parent-style-name="Text_20_body" style:list-style-name="L97">
      <style:paragraph-properties fo:margin-top="0cm" fo:margin-bottom="0cm"/>
    </style:style>
    <style:style style:name="P326" style:family="paragraph" style:parent-style-name="Text_20_body" style:list-style-name="L98">
      <style:paragraph-properties fo:margin-top="0cm" fo:margin-bottom="0cm"/>
    </style:style>
    <style:style style:name="P327" style:family="paragraph" style:parent-style-name="Text_20_body" style:list-style-name="L99">
      <style:paragraph-properties fo:margin-top="0cm" fo:margin-bottom="0cm"/>
    </style:style>
    <style:style style:name="P328" style:family="paragraph" style:parent-style-name="Text_20_body" style:list-style-name="L100">
      <style:paragraph-properties fo:margin-top="0cm" fo:margin-bottom="0cm"/>
    </style:style>
    <style:style style:name="P329" style:family="paragraph" style:parent-style-name="Text_20_body" style:list-style-name="L101">
      <style:paragraph-properties fo:margin-top="0cm" fo:margin-bottom="0cm"/>
    </style:style>
    <style:style style:name="P330" style:family="paragraph" style:parent-style-name="Text_20_body" style:list-style-name="L102">
      <style:paragraph-properties fo:margin-top="0cm" fo:margin-bottom="0cm"/>
    </style:style>
    <style:style style:name="P331" style:family="paragraph" style:parent-style-name="Text_20_body" style:list-style-name="L103">
      <style:paragraph-properties fo:margin-top="0cm" fo:margin-bottom="0cm"/>
    </style:style>
    <style:style style:name="P332" style:family="paragraph" style:parent-style-name="Text_20_body" style:list-style-name="L104">
      <style:paragraph-properties fo:margin-top="0cm" fo:margin-bottom="0cm"/>
    </style:style>
    <style:style style:name="P333" style:family="paragraph" style:parent-style-name="Text_20_body" style:list-style-name="L105">
      <style:paragraph-properties fo:margin-top="0cm" fo:margin-bottom="0cm"/>
    </style:style>
    <style:style style:name="P334" style:family="paragraph" style:parent-style-name="Text_20_body" style:list-style-name="L106">
      <style:paragraph-properties fo:margin-top="0cm" fo:margin-bottom="0cm"/>
    </style:style>
    <style:style style:name="P335" style:family="paragraph" style:parent-style-name="Text_20_body" style:list-style-name="L107">
      <style:paragraph-properties fo:margin-top="0cm" fo:margin-bottom="0cm"/>
    </style:style>
    <style:style style:name="P336" style:family="paragraph" style:parent-style-name="Text_20_body" style:list-style-name="L108">
      <style:paragraph-properties fo:margin-top="0cm" fo:margin-bottom="0cm"/>
    </style:style>
    <style:style style:name="P337" style:family="paragraph" style:parent-style-name="Text_20_body" style:list-style-name="L109">
      <style:paragraph-properties fo:margin-top="0cm" fo:margin-bottom="0cm"/>
    </style:style>
    <style:style style:name="P338" style:family="paragraph" style:parent-style-name="Text_20_body" style:list-style-name="L110">
      <style:paragraph-properties fo:margin-top="0cm" fo:margin-bottom="0cm"/>
    </style:style>
    <style:style style:name="P339" style:family="paragraph" style:parent-style-name="Text_20_body" style:list-style-name="L111">
      <style:paragraph-properties fo:margin-top="0cm" fo:margin-bottom="0cm"/>
    </style:style>
    <style:style style:name="P340" style:family="paragraph" style:parent-style-name="Text_20_body" style:list-style-name="L112">
      <style:paragraph-properties fo:margin-top="0cm" fo:margin-bottom="0cm"/>
    </style:style>
    <style:style style:name="P341" style:family="paragraph" style:parent-style-name="Text_20_body" style:list-style-name="L114">
      <style:paragraph-properties fo:margin-top="0cm" fo:margin-bottom="0cm"/>
    </style:style>
    <style:style style:name="P342" style:family="paragraph" style:parent-style-name="Text_20_body" style:list-style-name="L116">
      <style:paragraph-properties fo:margin-top="0cm" fo:margin-bottom="0cm"/>
    </style:style>
    <style:style style:name="P343" style:family="paragraph" style:parent-style-name="Text_20_body" style:list-style-name="L117">
      <style:paragraph-properties fo:margin-top="0cm" fo:margin-bottom="0cm"/>
    </style:style>
    <style:style style:name="P344" style:family="paragraph" style:parent-style-name="Text_20_body" style:list-style-name="L118">
      <style:paragraph-properties fo:margin-top="0cm" fo:margin-bottom="0cm"/>
    </style:style>
    <style:style style:name="P345" style:family="paragraph" style:parent-style-name="Text_20_body" style:list-style-name="L119">
      <style:paragraph-properties fo:margin-top="0cm" fo:margin-bottom="0cm"/>
    </style:style>
    <style:style style:name="P346" style:family="paragraph" style:parent-style-name="Text_20_body" style:list-style-name="L120">
      <style:paragraph-properties fo:margin-top="0cm" fo:margin-bottom="0cm"/>
    </style:style>
    <style:style style:name="P347" style:family="paragraph" style:parent-style-name="Text_20_body" style:list-style-name="L121">
      <style:paragraph-properties fo:margin-top="0cm" fo:margin-bottom="0cm"/>
    </style:style>
    <style:style style:name="P348" style:family="paragraph" style:parent-style-name="Text_20_body" style:list-style-name="L122">
      <style:paragraph-properties fo:margin-top="0cm" fo:margin-bottom="0cm"/>
    </style:style>
    <style:style style:name="P349" style:family="paragraph" style:parent-style-name="Text_20_body" style:list-style-name="L123">
      <style:paragraph-properties fo:margin-top="0cm" fo:margin-bottom="0cm"/>
    </style:style>
    <style:style style:name="P350" style:family="paragraph" style:parent-style-name="Text_20_body" style:list-style-name="L124">
      <style:paragraph-properties fo:margin-top="0cm" fo:margin-bottom="0cm"/>
    </style:style>
    <style:style style:name="P351" style:family="paragraph" style:parent-style-name="Text_20_body" style:list-style-name="L125">
      <style:paragraph-properties fo:margin-top="0cm" fo:margin-bottom="0cm"/>
    </style:style>
    <style:style style:name="P352" style:family="paragraph" style:parent-style-name="Text_20_body" style:list-style-name="L126">
      <style:paragraph-properties fo:margin-top="0cm" fo:margin-bottom="0cm"/>
    </style:style>
    <style:style style:name="P353" style:family="paragraph" style:parent-style-name="Text_20_body" style:list-style-name="L127">
      <style:paragraph-properties fo:margin-top="0cm" fo:margin-bottom="0cm"/>
    </style:style>
    <style:style style:name="P354" style:family="paragraph" style:parent-style-name="Text_20_body" style:list-style-name="L128">
      <style:paragraph-properties fo:margin-top="0cm" fo:margin-bottom="0cm"/>
    </style:style>
    <style:style style:name="P355" style:family="paragraph" style:parent-style-name="Text_20_body" style:list-style-name="L129">
      <style:paragraph-properties fo:margin-top="0cm" fo:margin-bottom="0cm"/>
    </style:style>
    <style:style style:name="P356" style:family="paragraph" style:parent-style-name="Text_20_body" style:list-style-name="L130">
      <style:paragraph-properties fo:margin-top="0cm" fo:margin-bottom="0cm"/>
    </style:style>
    <style:style style:name="P357" style:family="paragraph" style:parent-style-name="Text_20_body" style:list-style-name="L131">
      <style:paragraph-properties fo:margin-top="0cm" fo:margin-bottom="0cm"/>
    </style:style>
    <style:style style:name="P358" style:family="paragraph" style:parent-style-name="Text_20_body" style:list-style-name="L132">
      <style:paragraph-properties fo:margin-top="0cm" fo:margin-bottom="0cm"/>
    </style:style>
    <style:style style:name="P359" style:family="paragraph" style:parent-style-name="Text_20_body" style:list-style-name="L133">
      <style:paragraph-properties fo:margin-top="0cm" fo:margin-bottom="0cm"/>
    </style:style>
    <style:style style:name="P360" style:family="paragraph" style:parent-style-name="Text_20_body" style:list-style-name="L134">
      <style:paragraph-properties fo:margin-top="0cm" fo:margin-bottom="0cm"/>
    </style:style>
    <style:style style:name="P361" style:family="paragraph" style:parent-style-name="Text_20_body" style:list-style-name="L135">
      <style:paragraph-properties fo:margin-top="0cm" fo:margin-bottom="0cm"/>
    </style:style>
    <style:style style:name="P362" style:family="paragraph" style:parent-style-name="Text_20_body" style:list-style-name="L136">
      <style:paragraph-properties fo:margin-top="0cm" fo:margin-bottom="0cm"/>
    </style:style>
    <style:style style:name="P363" style:family="paragraph" style:parent-style-name="Text_20_body" style:list-style-name="L137">
      <style:paragraph-properties fo:margin-top="0cm" fo:margin-bottom="0cm"/>
    </style:style>
    <style:style style:name="P364" style:family="paragraph" style:parent-style-name="Text_20_body" style:list-style-name="L138">
      <style:paragraph-properties fo:margin-top="0cm" fo:margin-bottom="0cm"/>
    </style:style>
    <style:style style:name="P365" style:family="paragraph" style:parent-style-name="Text_20_body" style:list-style-name="L139">
      <style:paragraph-properties fo:margin-top="0cm" fo:margin-bottom="0cm"/>
    </style:style>
    <style:style style:name="P366" style:family="paragraph" style:parent-style-name="Text_20_body" style:list-style-name="L141">
      <style:paragraph-properties fo:margin-top="0cm" fo:margin-bottom="0cm"/>
    </style:style>
    <style:style style:name="P367" style:family="paragraph" style:parent-style-name="Text_20_body" style:list-style-name="L142">
      <style:paragraph-properties fo:margin-top="0cm" fo:margin-bottom="0cm"/>
    </style:style>
    <style:style style:name="P368" style:family="paragraph" style:parent-style-name="Text_20_body" style:list-style-name="L143">
      <style:paragraph-properties fo:margin-top="0cm" fo:margin-bottom="0cm"/>
    </style:style>
    <style:style style:name="P369" style:family="paragraph" style:parent-style-name="Text_20_body" style:list-style-name="L144">
      <style:paragraph-properties fo:margin-top="0cm" fo:margin-bottom="0cm"/>
    </style:style>
    <style:style style:name="P370" style:family="paragraph" style:parent-style-name="Text_20_body" style:list-style-name="L145">
      <style:paragraph-properties fo:margin-top="0cm" fo:margin-bottom="0cm"/>
    </style:style>
    <style:style style:name="P371" style:family="paragraph" style:parent-style-name="Text_20_body" style:list-style-name="L146">
      <style:paragraph-properties fo:margin-top="0cm" fo:margin-bottom="0cm"/>
    </style:style>
    <style:style style:name="P372" style:family="paragraph" style:parent-style-name="Text_20_body" style:list-style-name="L147">
      <style:paragraph-properties fo:margin-top="0cm" fo:margin-bottom="0cm"/>
    </style:style>
    <style:style style:name="P373" style:family="paragraph" style:parent-style-name="Text_20_body" style:list-style-name="L148">
      <style:paragraph-properties fo:margin-top="0cm" fo:margin-bottom="0cm"/>
    </style:style>
    <style:style style:name="P374" style:family="paragraph" style:parent-style-name="Text_20_body" style:list-style-name="L149">
      <style:paragraph-properties fo:margin-top="0cm" fo:margin-bottom="0cm"/>
    </style:style>
    <style:style style:name="P375" style:family="paragraph" style:parent-style-name="Text_20_body" style:list-style-name="L150">
      <style:paragraph-properties fo:margin-top="0cm" fo:margin-bottom="0cm"/>
    </style:style>
    <style:style style:name="P376" style:family="paragraph" style:parent-style-name="Text_20_body" style:list-style-name="L151">
      <style:paragraph-properties fo:margin-top="0cm" fo:margin-bottom="0cm"/>
    </style:style>
    <style:style style:name="P377" style:family="paragraph" style:parent-style-name="Text_20_body" style:list-style-name="L152">
      <style:paragraph-properties fo:margin-top="0cm" fo:margin-bottom="0cm"/>
    </style:style>
    <style:style style:name="P378" style:family="paragraph" style:parent-style-name="Text_20_body" style:list-style-name="L153">
      <style:paragraph-properties fo:margin-top="0cm" fo:margin-bottom="0cm"/>
    </style:style>
    <style:style style:name="P379" style:family="paragraph" style:parent-style-name="Text_20_body" style:list-style-name="L154">
      <style:paragraph-properties fo:margin-top="0cm" fo:margin-bottom="0cm"/>
    </style:style>
    <style:style style:name="P380" style:family="paragraph" style:parent-style-name="Text_20_body" style:list-style-name="L155">
      <style:paragraph-properties fo:margin-top="0cm" fo:margin-bottom="0cm"/>
    </style:style>
    <style:style style:name="P381" style:family="paragraph" style:parent-style-name="Text_20_body" style:list-style-name="L156">
      <style:paragraph-properties fo:margin-top="0cm" fo:margin-bottom="0cm"/>
    </style:style>
    <style:style style:name="P382" style:family="paragraph" style:parent-style-name="Text_20_body" style:list-style-name="L157">
      <style:paragraph-properties fo:margin-top="0cm" fo:margin-bottom="0cm"/>
    </style:style>
    <style:style style:name="P383" style:family="paragraph" style:parent-style-name="Text_20_body" style:list-style-name="L158">
      <style:paragraph-properties fo:margin-top="0cm" fo:margin-bottom="0cm"/>
    </style:style>
    <style:style style:name="P384" style:family="paragraph" style:parent-style-name="Text_20_body" style:list-style-name="L159">
      <style:paragraph-properties fo:margin-top="0cm" fo:margin-bottom="0cm"/>
    </style:style>
    <style:style style:name="P385" style:family="paragraph" style:parent-style-name="Text_20_body" style:list-style-name="L160">
      <style:paragraph-properties fo:margin-top="0cm" fo:margin-bottom="0cm"/>
    </style:style>
    <style:style style:name="P386" style:family="paragraph" style:parent-style-name="Text_20_body" style:list-style-name="L161">
      <style:paragraph-properties fo:margin-top="0cm" fo:margin-bottom="0cm"/>
    </style:style>
    <style:style style:name="P387" style:family="paragraph" style:parent-style-name="Text_20_body" style:list-style-name="L162">
      <style:paragraph-properties fo:margin-top="0cm" fo:margin-bottom="0cm"/>
    </style:style>
    <style:style style:name="P388" style:family="paragraph" style:parent-style-name="Text_20_body" style:list-style-name="L163">
      <style:paragraph-properties fo:margin-top="0cm" fo:margin-bottom="0cm"/>
    </style:style>
    <style:style style:name="P389" style:family="paragraph" style:parent-style-name="Text_20_body" style:list-style-name="L164">
      <style:paragraph-properties fo:margin-top="0cm" fo:margin-bottom="0cm"/>
    </style:style>
    <style:style style:name="P390" style:family="paragraph" style:parent-style-name="Text_20_body" style:list-style-name="L165">
      <style:paragraph-properties fo:margin-top="0cm" fo:margin-bottom="0cm"/>
    </style:style>
    <style:style style:name="P391" style:family="paragraph" style:parent-style-name="Text_20_body" style:list-style-name="L166">
      <style:paragraph-properties fo:margin-top="0cm" fo:margin-bottom="0cm"/>
    </style:style>
    <style:style style:name="P392" style:family="paragraph" style:parent-style-name="Text_20_body" style:list-style-name="L167">
      <style:paragraph-properties fo:margin-top="0cm" fo:margin-bottom="0cm"/>
    </style:style>
    <style:style style:name="P393" style:family="paragraph" style:parent-style-name="Text_20_body" style:list-style-name="L168">
      <style:paragraph-properties fo:margin-top="0cm" fo:margin-bottom="0cm"/>
    </style:style>
    <style:style style:name="P394" style:family="paragraph" style:parent-style-name="Text_20_body" style:list-style-name="L169">
      <style:paragraph-properties fo:margin-top="0cm" fo:margin-bottom="0cm"/>
    </style:style>
    <style:style style:name="P395" style:family="paragraph" style:parent-style-name="Text_20_body" style:list-style-name="L170">
      <style:paragraph-properties fo:margin-top="0cm" fo:margin-bottom="0cm"/>
    </style:style>
    <style:style style:name="P396" style:family="paragraph" style:parent-style-name="Text_20_body" style:list-style-name="L171">
      <style:paragraph-properties fo:margin-top="0cm" fo:margin-bottom="0cm"/>
    </style:style>
    <style:style style:name="P397" style:family="paragraph" style:parent-style-name="Text_20_body" style:list-style-name="L172">
      <style:paragraph-properties fo:margin-top="0cm" fo:margin-bottom="0cm"/>
    </style:style>
    <style:style style:name="P398" style:family="paragraph" style:parent-style-name="Text_20_body" style:list-style-name="L173">
      <style:paragraph-properties fo:margin-top="0cm" fo:margin-bottom="0cm"/>
    </style:style>
    <style:style style:name="P399" style:family="paragraph" style:parent-style-name="Text_20_body" style:list-style-name="L174">
      <style:paragraph-properties fo:margin-top="0cm" fo:margin-bottom="0cm"/>
    </style:style>
    <style:style style:name="P400" style:family="paragraph" style:parent-style-name="Text_20_body" style:list-style-name="L175">
      <style:paragraph-properties fo:margin-top="0cm" fo:margin-bottom="0cm"/>
    </style:style>
    <style:style style:name="P401" style:family="paragraph" style:parent-style-name="Text_20_body" style:list-style-name="L176">
      <style:paragraph-properties fo:margin-top="0cm" fo:margin-bottom="0cm"/>
    </style:style>
    <style:style style:name="P402" style:family="paragraph" style:parent-style-name="Text_20_body" style:list-style-name="L177">
      <style:paragraph-properties fo:margin-top="0cm" fo:margin-bottom="0cm"/>
    </style:style>
    <style:style style:name="P403" style:family="paragraph" style:parent-style-name="Text_20_body" style:list-style-name="L178">
      <style:paragraph-properties fo:margin-top="0cm" fo:margin-bottom="0cm"/>
    </style:style>
    <style:style style:name="P404" style:family="paragraph" style:parent-style-name="Text_20_body" style:list-style-name="L179">
      <style:paragraph-properties fo:margin-top="0cm" fo:margin-bottom="0cm"/>
    </style:style>
    <style:style style:name="P405" style:family="paragraph" style:parent-style-name="Text_20_body" style:list-style-name="L180">
      <style:paragraph-properties fo:margin-top="0cm" fo:margin-bottom="0cm"/>
    </style:style>
    <style:style style:name="P406" style:family="paragraph" style:parent-style-name="Text_20_body" style:list-style-name="L181">
      <style:paragraph-properties fo:margin-top="0cm" fo:margin-bottom="0cm"/>
    </style:style>
    <style:style style:name="P407" style:family="paragraph" style:parent-style-name="Text_20_body" style:list-style-name="L182">
      <style:paragraph-properties fo:margin-top="0cm" fo:margin-bottom="0cm"/>
    </style:style>
    <style:style style:name="P408" style:family="paragraph" style:parent-style-name="Text_20_body" style:list-style-name="L183">
      <style:paragraph-properties fo:margin-top="0cm" fo:margin-bottom="0cm"/>
    </style:style>
    <style:style style:name="P409" style:family="paragraph" style:parent-style-name="Text_20_body" style:list-style-name="L184">
      <style:paragraph-properties fo:margin-top="0cm" fo:margin-bottom="0cm"/>
    </style:style>
    <style:style style:name="P410" style:family="paragraph" style:parent-style-name="Text_20_body" style:list-style-name="L185">
      <style:paragraph-properties fo:margin-top="0cm" fo:margin-bottom="0cm"/>
    </style:style>
    <style:style style:name="P411" style:family="paragraph" style:parent-style-name="Text_20_body" style:list-style-name="L186">
      <style:paragraph-properties fo:margin-top="0cm" fo:margin-bottom="0cm"/>
    </style:style>
    <style:style style:name="P412" style:family="paragraph" style:parent-style-name="Text_20_body" style:list-style-name="L187">
      <style:paragraph-properties fo:margin-top="0cm" fo:margin-bottom="0cm"/>
    </style:style>
    <style:style style:name="P413" style:family="paragraph" style:parent-style-name="Text_20_body" style:list-style-name="L188">
      <style:paragraph-properties fo:margin-top="0cm" fo:margin-bottom="0cm"/>
    </style:style>
    <style:style style:name="P414" style:family="paragraph" style:parent-style-name="Text_20_body" style:list-style-name="L189">
      <style:paragraph-properties fo:margin-top="0cm" fo:margin-bottom="0cm"/>
    </style:style>
    <style:style style:name="P415" style:family="paragraph" style:parent-style-name="Text_20_body" style:list-style-name="L190">
      <style:paragraph-properties fo:margin-top="0cm" fo:margin-bottom="0cm"/>
    </style:style>
    <style:style style:name="P416" style:family="paragraph" style:parent-style-name="Text_20_body" style:list-style-name="L191">
      <style:paragraph-properties fo:margin-top="0cm" fo:margin-bottom="0cm"/>
    </style:style>
    <style:style style:name="P417" style:family="paragraph" style:parent-style-name="Text_20_body" style:list-style-name="L192">
      <style:paragraph-properties fo:margin-top="0cm" fo:margin-bottom="0cm"/>
    </style:style>
    <style:style style:name="P418" style:family="paragraph" style:parent-style-name="Text_20_body" style:list-style-name="L193">
      <style:paragraph-properties fo:margin-top="0cm" fo:margin-bottom="0cm"/>
    </style:style>
    <style:style style:name="P419" style:family="paragraph" style:parent-style-name="Text_20_body" style:list-style-name="L194">
      <style:paragraph-properties fo:margin-top="0cm" fo:margin-bottom="0cm"/>
    </style:style>
    <style:style style:name="P420" style:family="paragraph" style:parent-style-name="Text_20_body" style:list-style-name="L195">
      <style:paragraph-properties fo:margin-top="0cm" fo:margin-bottom="0cm"/>
    </style:style>
    <style:style style:name="P421" style:family="paragraph" style:parent-style-name="Text_20_body" style:list-style-name="L196">
      <style:paragraph-properties fo:margin-top="0cm" fo:margin-bottom="0cm"/>
    </style:style>
    <style:style style:name="P422" style:family="paragraph" style:parent-style-name="Text_20_body" style:list-style-name="L197">
      <style:paragraph-properties fo:margin-top="0cm" fo:margin-bottom="0cm"/>
    </style:style>
    <style:style style:name="P423" style:family="paragraph" style:parent-style-name="Text_20_body" style:list-style-name="L198">
      <style:paragraph-properties fo:margin-top="0cm" fo:margin-bottom="0cm"/>
    </style:style>
    <style:style style:name="P424" style:family="paragraph" style:parent-style-name="Text_20_body" style:list-style-name="L199">
      <style:paragraph-properties fo:margin-top="0cm" fo:margin-bottom="0cm"/>
    </style:style>
    <style:style style:name="P425" style:family="paragraph" style:parent-style-name="Text_20_body" style:list-style-name="L200">
      <style:paragraph-properties fo:margin-top="0cm" fo:margin-bottom="0cm"/>
    </style:style>
    <style:style style:name="P426" style:family="paragraph" style:parent-style-name="Text_20_body" style:list-style-name="L201">
      <style:paragraph-properties fo:margin-top="0cm" fo:margin-bottom="0cm"/>
    </style:style>
    <style:style style:name="P427" style:family="paragraph" style:parent-style-name="Text_20_body" style:list-style-name="L202">
      <style:paragraph-properties fo:margin-top="0cm" fo:margin-bottom="0cm"/>
    </style:style>
    <style:style style:name="P428" style:family="paragraph" style:parent-style-name="Text_20_body" style:list-style-name="L203">
      <style:paragraph-properties fo:margin-top="0cm" fo:margin-bottom="0cm"/>
    </style:style>
    <style:style style:name="P429" style:family="paragraph" style:parent-style-name="Text_20_body" style:list-style-name="L204">
      <style:paragraph-properties fo:margin-top="0cm" fo:margin-bottom="0cm"/>
    </style:style>
    <style:style style:name="P430" style:family="paragraph" style:parent-style-name="Text_20_body" style:list-style-name="L205">
      <style:paragraph-properties fo:margin-top="0cm" fo:margin-bottom="0cm"/>
    </style:style>
    <style:style style:name="P431" style:family="paragraph" style:parent-style-name="Text_20_body" style:list-style-name="L206">
      <style:paragraph-properties fo:margin-top="0cm" fo:margin-bottom="0cm"/>
    </style:style>
    <style:style style:name="P432" style:family="paragraph" style:parent-style-name="Text_20_body" style:list-style-name="L207">
      <style:paragraph-properties fo:margin-top="0cm" fo:margin-bottom="0cm"/>
    </style:style>
    <style:style style:name="P433" style:family="paragraph" style:parent-style-name="Text_20_body" style:list-style-name="L208">
      <style:paragraph-properties fo:margin-top="0cm" fo:margin-bottom="0cm"/>
    </style:style>
    <style:style style:name="P434" style:family="paragraph" style:parent-style-name="Text_20_body" style:list-style-name="L209">
      <style:paragraph-properties fo:margin-top="0cm" fo:margin-bottom="0cm"/>
    </style:style>
    <style:style style:name="P435" style:family="paragraph" style:parent-style-name="Text_20_body" style:list-style-name="L210">
      <style:paragraph-properties fo:margin-top="0cm" fo:margin-bottom="0cm"/>
    </style:style>
    <style:style style:name="P436" style:family="paragraph" style:parent-style-name="Text_20_body" style:list-style-name="L211">
      <style:paragraph-properties fo:margin-top="0cm" fo:margin-bottom="0cm"/>
    </style:style>
    <style:style style:name="P437" style:family="paragraph" style:parent-style-name="Text_20_body" style:list-style-name="L212">
      <style:paragraph-properties fo:margin-top="0cm" fo:margin-bottom="0cm"/>
    </style:style>
    <style:style style:name="P438" style:family="paragraph" style:parent-style-name="Text_20_body" style:list-style-name="L213">
      <style:paragraph-properties fo:margin-top="0cm" fo:margin-bottom="0cm"/>
    </style:style>
    <style:style style:name="P439" style:family="paragraph" style:parent-style-name="Text_20_body" style:list-style-name="L214">
      <style:paragraph-properties fo:margin-top="0cm" fo:margin-bottom="0cm"/>
    </style:style>
    <style:style style:name="P440" style:family="paragraph" style:parent-style-name="Text_20_body" style:list-style-name="L215">
      <style:paragraph-properties fo:margin-top="0cm" fo:margin-bottom="0cm"/>
    </style:style>
    <style:style style:name="P441" style:family="paragraph" style:parent-style-name="Text_20_body" style:list-style-name="L216">
      <style:paragraph-properties fo:margin-top="0cm" fo:margin-bottom="0cm"/>
    </style:style>
    <style:style style:name="P442" style:family="paragraph" style:parent-style-name="Text_20_body" style:list-style-name="L217">
      <style:paragraph-properties fo:margin-top="0cm" fo:margin-bottom="0cm"/>
    </style:style>
    <style:style style:name="P443" style:family="paragraph" style:parent-style-name="Text_20_body" style:list-style-name="L218">
      <style:paragraph-properties fo:margin-top="0cm" fo:margin-bottom="0cm"/>
    </style:style>
    <style:style style:name="P444" style:family="paragraph" style:parent-style-name="Text_20_body" style:list-style-name="L219">
      <style:paragraph-properties fo:margin-top="0cm" fo:margin-bottom="0cm"/>
    </style:style>
    <style:style style:name="P445" style:family="paragraph" style:parent-style-name="Text_20_body" style:list-style-name="L220">
      <style:paragraph-properties fo:margin-top="0cm" fo:margin-bottom="0cm"/>
    </style:style>
    <style:style style:name="P446" style:family="paragraph" style:parent-style-name="Text_20_body" style:list-style-name="L221">
      <style:paragraph-properties fo:margin-top="0cm" fo:margin-bottom="0cm"/>
    </style:style>
    <style:style style:name="P447" style:family="paragraph" style:parent-style-name="Text_20_body" style:list-style-name="L222">
      <style:paragraph-properties fo:margin-top="0cm" fo:margin-bottom="0cm"/>
    </style:style>
    <style:style style:name="P448" style:family="paragraph" style:parent-style-name="Text_20_body" style:list-style-name="L223">
      <style:paragraph-properties fo:margin-top="0cm" fo:margin-bottom="0cm"/>
    </style:style>
    <style:style style:name="P449" style:family="paragraph" style:parent-style-name="Text_20_body" style:list-style-name="L224">
      <style:paragraph-properties fo:margin-top="0cm" fo:margin-bottom="0cm"/>
    </style:style>
    <style:style style:name="P450" style:family="paragraph" style:parent-style-name="Text_20_body" style:list-style-name="L225">
      <style:paragraph-properties fo:margin-top="0cm" fo:margin-bottom="0cm"/>
    </style:style>
    <style:style style:name="T1" style:family="text">
      <style:text-properties fo:color="#abb2bf" style:font-name="var font-mono" fo:background-color="transparent"/>
    </style:style>
    <style:style style:name="T2" style:family="text">
      <style:text-properties fo:color="#abb2bf" style:font-name="var font-mono" fo:font-weight="bold" fo:background-color="transparent"/>
    </style:style>
    <style:style style:name="T3" style:family="text">
      <style:text-properties fo:color="#abb2bf" fo:background-color="transparent"/>
    </style:style>
    <style:style style:name="T4" style:family="text">
      <style:text-properties fo:color="#61afef" style:font-name="var font-mono" fo:background-color="transparent"/>
    </style:style>
    <style:style style:name="T5" style:family="text">
      <style:text-properties fo:color="#61afef" fo:background-color="transparent"/>
    </style:style>
    <style:style style:name="T6" style:family="text">
      <style:text-properties fo:color="#98c379" style:font-name="var font-mono" fo:background-color="transparent"/>
    </style:style>
    <style:style style:name="T7" style:family="text">
      <style:text-properties fo:color="#d19a66" style:font-name="var font-mono" fo:background-color="transparent"/>
    </style:style>
    <style:style style:name="T8" style:family="text">
      <style:text-properties fo:color="#5c6370" style:font-name="var font-mono" fo:font-style="italic" fo:background-color="transparent"/>
    </style:style>
    <style:style style:name="T9" style:family="text">
      <style:text-properties fo:color="#5c6370" style:font-name="var font-mono" fo:background-color="transparent"/>
    </style:style>
    <style:style style:name="T10" style:family="text">
      <style:text-properties fo:color="#5c6370" fo:background-color="transparent"/>
    </style:style>
    <style:style style:name="T11" style:family="text">
      <style:text-properties fo:color="#e06c75" style:font-name="var font-mono" fo:background-color="transparent"/>
    </style:style>
    <style:style style:name="T12" style:family="text">
      <style:text-properties fo:color="#e06c75" fo:background-color="transparent" style:font-name-asian="var font-mono"/>
    </style:style>
    <style:style style:name="T13" style:family="text">
      <style:text-properties fo:color="#c678dd" style:font-name="var font-mono" fo:background-color="transparent"/>
    </style:style>
    <style:style style:name="T14" style:family="text">
      <style:text-properties fo:color="#c678dd" style:font-name="var font-mono" fo:font-style="italic" fo:background-color="transparent"/>
    </style:style>
    <style:style style:name="T15" style:family="text">
      <style:text-properties fo:color="#56b6c2" style:font-name="var font-mono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Plan d'Action - Job Tracker Pro</text:span></text:h>
      <text:h text:style-name="Heading_20_2" text:outline-level="2">Projet formateur pour développeur Frontend React/Next.js</text:h>
      <text:p text:style-name="Text_20_body">Avant de commencer, je veux être honnête avec toi : ton profil est bien plus fort que tu ne le penses. 10 ans d'expérience à développer seul, à gérer des projets complets, à résoudre des problèmes sans filet de sécurité - c'est immense. Le syndrome de l'imposteur que tu ressens est normal, mais tes réalisations parlent d'elles-mêmes.</text:p>
      <text:p text:style-name="Text_20_body">Ce projet va te servir à <text:span text:style-name="Strong_20_Emphasis">structurer</text:span> tes connaissances et à démontrer que tu maîtrises les standards professionnels actuels.</text:p>
      <text:p text:style-name="Horizontal_20_Line"/>
      <text:h text:style-name="Heading_20_2" text:outline-level="2">? Objectifs du projet</text:h>
      <text:list xml:id="list5435236953692075606" text:style-name="L175">
        <text:list-item>
          <text:p text:style-name="P400"><text:span text:style-name="Strong_20_Emphasis">Démontrer la maîtrise des patterns professionnels</text:span> modernes </text:p>
        </text:list-item>
        <text:list-item>
          <text:p text:style-name="P400"><text:span text:style-name="Strong_20_Emphasis">Combler les lacunes</text:span> sur les fondamentaux </text:p>
        </text:list-item>
        <text:list-item>
          <text:p text:style-name="P400"><text:span text:style-name="Strong_20_Emphasis">Avoir un projet concret</text:span> à présenter en entretien </text:p>
        </text:list-item>
        <text:list-item>
          <text:p text:style-name="P185"><text:span text:style-name="Strong_20_Emphasis">Gagner en confiance</text:span> technique </text:p>
        </text:list-item>
      </text:list>
      <text:p text:style-name="Horizontal_20_Line"/>
      <text:h text:style-name="Heading_20_2" text:outline-level="2">? Stack Technique Recommandée</text:h>
      <text:h text:style-name="Heading_20_3" text:outline-level="3">Frontend</text:h>
      <text:list xml:id="list6634282207156822567" text:style-name="L176">
        <text:list-item>
          <text:p text:style-name="P401"><text:span text:style-name="Strong_20_Emphasis">Next.js 14+ (App Router)</text:span> ✅ Déjà ton choix </text:p>
        </text:list-item>
        <text:list-item>
          <text:p text:style-name="P401"><text:span text:style-name="Strong_20_Emphasis">TypeScript strict</text:span> - Configuration rigoureuse </text:p>
        </text:list-item>
        <text:list-item>
          <text:p text:style-name="P401"><text:span text:style-name="Strong_20_Emphasis">Tailwind CSS</text:span> + <text:span text:style-name="Strong_20_Emphasis">shadcn/ui</text:span> - Composants UI professionnels </text:p>
        </text:list-item>
        <text:list-item>
          <text:p text:style-name="P401"><text:span text:style-name="Strong_20_Emphasis">React Hook Form</text:span> + <text:span text:style-name="Strong_20_Emphasis">Zod</text:span> - Gestion de formulaires et validation </text:p>
        </text:list-item>
        <text:list-item>
          <text:p text:style-name="P401"><text:span text:style-name="Strong_20_Emphasis">TanStack Query (React Query)</text:span> - Gestion du state serveur </text:p>
        </text:list-item>
        <text:list-item>
          <text:p text:style-name="P186"><text:span text:style-name="Strong_20_Emphasis">Zustand</text:span> - State management client léger </text:p>
        </text:list-item>
      </text:list>
      <text:h text:style-name="Heading_20_3" text:outline-level="3">Backend &amp; Base de données</text:h>
      <text:list xml:id="list7088664504814203467" text:style-name="L177">
        <text:list-item>
          <text:p text:style-name="P402"><text:span text:style-name="Strong_20_Emphasis">Next.js API Routes</text:span> - Backend intégré </text:p>
        </text:list-item>
        <text:list-item>
          <text:p text:style-name="P402"><text:span text:style-name="Strong_20_Emphasis">Prisma</text:span> - ORM moderne et type-safe </text:p>
        </text:list-item>
        <text:list-item>
          <text:p text:style-name="P402"><text:span text:style-name="Strong_20_Emphasis">PostgreSQL</text:span> (via Supabase ou Neon) - Base de données relationnelle </text:p>
        </text:list-item>
        <text:list-item>
          <text:p text:style-name="P187"><text:span text:style-name="Strong_20_Emphasis">NextAuth.js v5</text:span> - Authentification </text:p>
        </text:list-item>
      </text:list>
      <text:h text:style-name="Heading_20_3" text:outline-level="3">Tooling &amp; Qualité</text:h>
      <text:list xml:id="list7655357864528219375" text:style-name="L178">
        <text:list-item>
          <text:p text:style-name="P403"><text:span text:style-name="Strong_20_Emphasis">ESLint</text:span> + <text:span text:style-name="Strong_20_Emphasis">Prettier</text:span> - Configuration stricte </text:p>
        </text:list-item>
        <text:list-item>
          <text:p text:style-name="P403"><text:span text:style-name="Strong_20_Emphasis">Husky</text:span> + <text:span text:style-name="Strong_20_Emphasis">lint-staged</text:span> - Pre-commit hooks </text:p>
        </text:list-item>
        <text:list-item>
          <text:p text:style-name="P403"><text:span text:style-name="Strong_20_Emphasis">Jest</text:span> + <text:span text:style-name="Strong_20_Emphasis">React Testing Library</text:span> - Tests unitaires </text:p>
        </text:list-item>
        <text:list-item>
          <text:p text:style-name="P188"><text:span text:style-name="Strong_20_Emphasis">Playwright</text:span> - Tests E2E (optionnel mais valorisant) </text:p>
        </text:list-item>
      </text:list>
      <text:p text:style-name="Horizontal_20_Line"/>
      <text:h text:style-name="Heading_20_2" text:outline-level="2"><text:soft-page-break/>? Programme sur 4 semaines</text:h>
      <text:p text:style-name="Horizontal_20_Line"/>
      <text:h text:style-name="Heading_20_2" text:outline-level="2">? SEMAINE 1 : Fondations solides &amp; Architecture</text:h>
      <text:h text:style-name="Heading_20_3" text:outline-level="3"><text:span text:style-name="Strong_20_Emphasis">Tâche 1.1 : Setup projet professionnel (1-2 jours)</text:span></text:h>
      <text:p text:style-name="Text_20_body"><text:span text:style-name="Strong_20_Emphasis">Objectif</text:span> : Créer une base de projet aux standards professionnels</text:p>
      <text:h text:style-name="Heading_20_4" text:outline-level="4">Actions :</text:h>
      <text:list xml:id="list849378538915202556" text:style-name="L179">
        <text:list-item>
          <text:p text:style-name="P404">Initialiser Next.js avec TypeScript en mode strict </text:p>
        </text:list-item>
        <text:list-item>
          <text:p text:style-name="P404">Configurer ESLint + Prettier avec des règles strictes </text:p>
        </text:list-item>
        <text:list-item>
          <text:p text:style-name="P404">Setup Husky + lint-staged pour les pre-commit hooks </text:p>
        </text:list-item>
        <text:list-item>
          <text:p text:style-name="P404">Configurer le fichier <text:span text:style-name="Source_20_Text">tsconfig.json</text:span> de manière rigoureuse </text:p>
        </text:list-item>
        <text:list-item>
          <text:p text:style-name="P189">Créer l'architecture de dossiers </text:p>
        </text:list-item>
      </text:list>
      <text:h text:style-name="Heading_20_4" text:outline-level="4">Structure de dossiers recommandée :</text:h>
      <text:p text:style-name="P3"><text:span text:style-name="Source_20_Text"><text:span text:style-name="T1">src/</text:span></text:span></text:p>
      <text:p text:style-name="P4"><text:span text:style-name="Source_20_Text"><text:span text:style-name="T3">├── </text:span></text:span><text:span text:style-name="Source_20_Text"><text:span text:style-name="T1">app/ <text:s text:c="19"/># App Router pages</text:span></text:span></text:p>
      <text:p text:style-name="P4"><text:span text:style-name="Source_20_Text"><text:span text:style-name="T3">├── </text:span></text:span><text:span text:style-name="Source_20_Text"><text:span text:style-name="T1">components/</text:span></text:span></text:p>
      <text:p text:style-name="P4"><text:span text:style-name="Source_20_Text"><text:span text:style-name="T3">│ <text:s text:c="2"/>├── </text:span></text:span><text:span text:style-name="Source_20_Text"><text:span text:style-name="T1">ui/ <text:s text:c="15"/># shadcn/ui components</text:span></text:span></text:p>
      <text:p text:style-name="P4"><text:span text:style-name="Source_20_Text"><text:span text:style-name="T3">│ <text:s text:c="2"/>├── </text:span></text:span><text:span text:style-name="Source_20_Text"><text:span text:style-name="T1">features/ <text:s text:c="9"/># Feature-specific components</text:span></text:span></text:p>
      <text:p text:style-name="P4"><text:span text:style-name="Source_20_Text"><text:span text:style-name="T3">│ <text:s text:c="2"/>└── </text:span></text:span><text:span text:style-name="Source_20_Text"><text:span text:style-name="T1">layouts/ <text:s text:c="10"/># Layout components</text:span></text:span></text:p>
      <text:p text:style-name="P4"><text:span text:style-name="Source_20_Text"><text:span text:style-name="T3">├── </text:span></text:span><text:span text:style-name="Source_20_Text"><text:span text:style-name="T1">lib/</text:span></text:span></text:p>
      <text:p text:style-name="P4"><text:span text:style-name="Source_20_Text"><text:span text:style-name="T3">│ <text:s text:c="2"/>├── </text:span></text:span><text:span text:style-name="Source_20_Text"><text:span text:style-name="T1">api/ <text:s text:c="13"/># API client functions</text:span></text:span></text:p>
      <text:p text:style-name="P4"><text:span text:style-name="Source_20_Text"><text:span text:style-name="T3">│ <text:s text:c="2"/>├── </text:span></text:span><text:span text:style-name="Source_20_Text"><text:span text:style-name="T1">hooks/ <text:s text:c="11"/># Custom hooks</text:span></text:span></text:p>
      <text:p text:style-name="P4"><text:span text:style-name="Source_20_Text"><text:span text:style-name="T3">│ <text:s text:c="2"/>├── </text:span></text:span><text:span text:style-name="Source_20_Text"><text:span text:style-name="T1">utils/ <text:s text:c="11"/># Utility functions</text:span></text:span></text:p>
      <text:p text:style-name="P4"><text:span text:style-name="Source_20_Text"><text:span text:style-name="T3">│ <text:s text:c="2"/>└── </text:span></text:span><text:span text:style-name="Source_20_Text"><text:span text:style-name="T1">validations/ <text:s text:c="5"/># Zod schemas</text:span></text:span></text:p>
      <text:p text:style-name="P4"><text:span text:style-name="Source_20_Text"><text:span text:style-name="T3">├── </text:span></text:span><text:span text:style-name="Source_20_Text"><text:span text:style-name="T1">server/</text:span></text:span></text:p>
      <text:p text:style-name="P4"><text:span text:style-name="Source_20_Text"><text:span text:style-name="T3">│ <text:s text:c="2"/>├── </text:span></text:span><text:span text:style-name="Source_20_Text"><text:span text:style-name="T1">db/ <text:s text:c="14"/># Prisma client</text:span></text:span></text:p>
      <text:p text:style-name="P4"><text:span text:style-name="Source_20_Text"><text:span text:style-name="T3">│ <text:s text:c="2"/>└── </text:span></text:span><text:span text:style-name="Source_20_Text"><text:span text:style-name="T1">services/ <text:s text:c="8"/># Business logic</text:span></text:span></text:p>
      <text:p text:style-name="P1"><text:span text:style-name="Source_20_Text"><text:span text:style-name="T3">└── </text:span></text:span><text:span text:style-name="Source_20_Text"><text:span text:style-name="T1">types/ <text:s text:c="15"/># TypeScript types</text:span></text:span></text:p>
      <text:p text:style-name="Text_20_body"><text:span text:style-name="Strong_20_Emphasis">Pourquoi ?</text:span></text:p>
      <text:list xml:id="list10965048327063983" text:style-name="L180">
        <text:list-item>
          <text:p text:style-name="P405"><text:span text:style-name="Strong_20_Emphasis">TypeScript strict</text:span> : Force à typer correctement, élimine 80% des bugs potentiels </text:p>
        </text:list-item>
        <text:list-item>
          <text:p text:style-name="P405"><text:span text:style-name="Strong_20_Emphasis">ESLint/Prettier</text:span> : Standard dans toutes les entreprises, montre que tu connais les bonnes pratiques </text:p>
        </text:list-item>
        <text:list-item>
          <text:p text:style-name="P405"><text:span text:style-name="Strong_20_Emphasis">Husky</text:span> : Empêche les commits avec du code non formaté/non testé, très valorisé en entreprise </text:p>
        </text:list-item>
        <text:list-item>
          <text:p text:style-name="P190"><text:span text:style-name="Strong_20_Emphasis">Architecture claire</text:span> : Démontre que tu sais organiser un projet, critère clé en entretien </text:p>
        </text:list-item>
      </text:list>
      <text:p text:style-name="Horizontal_20_Line"/>
      <text:h text:style-name="Heading_20_3" text:outline-level="3"><text:soft-page-break/><text:span text:style-name="Strong_20_Emphasis">Tâche 1.2 : Configuration Prisma + Database (1 jour)</text:span></text:h>
      <text:p text:style-name="Text_20_body"><text:span text:style-name="Strong_20_Emphasis">Objectif</text:span> : Mettre en place une base de données relationnelle avec un ORM moderne</text:p>
      <text:h text:style-name="Heading_20_4" text:outline-level="4">Actions :</text:h>
      <text:list xml:id="list7974742267966628359" text:style-name="L181">
        <text:list-item>
          <text:p text:style-name="P406">Créer un compte Supabase (gratuit) ou Neon </text:p>
        </text:list-item>
        <text:list-item>
          <text:p text:style-name="P406">Installer et configurer Prisma </text:p>
        </text:list-item>
        <text:list-item>
          <text:p text:style-name="P191">Créer le schema Prisma pour le Job Tracker </text:p>
        </text:list-item>
      </text:list>
      <text:h text:style-name="Heading_20_4" text:outline-level="4">Schema de base recommandé :</text:h>
      <text:p text:style-name="Text_20_body">prisma</text:p>
      <text:p text:style-name="P3"><text:span text:style-name="Source_20_Text"><text:span text:style-name="T1">model User {</text:span></text:span></text:p>
      <text:p text:style-name="P4"><text:span text:style-name="Source_20_Text"><text:span text:style-name="T3"><text:s text:c="2"/></text:span></text:span><text:span text:style-name="Source_20_Text"><text:span text:style-name="T1">id <text:s text:c="11"/>String <text:s text:c="3"/>@id @default(cuid())</text:span></text:span></text:p>
      <text:p text:style-name="P4"><text:span text:style-name="Source_20_Text"><text:span text:style-name="T3"><text:s text:c="2"/></text:span></text:span><text:span text:style-name="Source_20_Text"><text:span text:style-name="T1">email <text:s text:c="8"/>String <text:s text:c="3"/>@unique</text:span></text:span></text:p>
      <text:p text:style-name="P4"><text:span text:style-name="Source_20_Text"><text:span text:style-name="T3"><text:s text:c="2"/></text:span></text:span><text:span text:style-name="Source_20_Text"><text:span text:style-name="T1">name <text:s text:c="9"/>String?</text:span></text:span></text:p>
      <text:p text:style-name="P4"><text:span text:style-name="Source_20_Text"><text:span text:style-name="T3"><text:s text:c="2"/></text:span></text:span><text:span text:style-name="Source_20_Text"><text:span text:style-name="T1">createdAt <text:s text:c="4"/>DateTime <text:s/>@default(now())</text:span></text:span></text:p>
      <text:p text:style-name="P4"><text:span text:style-name="Source_20_Text"><text:span text:style-name="T3"><text:s text:c="2"/></text:span></text:span><text:span text:style-name="Source_20_Text"><text:span text:style-name="T1">updatedAt <text:s text:c="4"/>DateTime <text:s/>@updatedAt</text:span></text:span></text:p>
      <text:p text:style-name="P4"><text:span text:style-name="Source_20_Text"><text:span text:style-name="T3"><text:s text:c="2"/></text:span></text:span><text:span text:style-name="Source_20_Text"><text:span text:style-name="T1">jobOffers <text:s text:c="4"/>JobOffer[]</text:span></text:span></text:p>
      <text:p text:style-name="P4"><text:span text:style-name="Source_20_Text"><text:span text:style-name="T3"><text:s text:c="2"/></text:span></text:span><text:span text:style-name="Source_20_Text"><text:span text:style-name="T1">@@map("users")</text:span></text:span></text:p>
      <text:p text:style-name="P4"><text:span text:style-name="Source_20_Text"><text:span text:style-name="T1">}</text:span></text:span></text:p>
      <text:p text:style-name="P4"/>
      <text:p text:style-name="P4"><text:span text:style-name="Source_20_Text"><text:span text:style-name="T1">model JobOffer {</text:span></text:span></text:p>
      <text:p text:style-name="P4"><text:span text:style-name="Source_20_Text"><text:span text:style-name="T3"><text:s text:c="2"/></text:span></text:span><text:span text:style-name="Source_20_Text"><text:span text:style-name="T1">id <text:s text:c="9"/>String <text:s text:c="2"/>@id @default(cuid())</text:span></text:span></text:p>
      <text:p text:style-name="P4"><text:span text:style-name="Source_20_Text"><text:span text:style-name="T3"><text:s text:c="2"/></text:span></text:span><text:span text:style-name="Source_20_Text"><text:span text:style-name="T1">company <text:s text:c="4"/>String</text:span></text:span></text:p>
      <text:p text:style-name="P4"><text:span text:style-name="Source_20_Text"><text:span text:style-name="T3"><text:s text:c="2"/></text:span></text:span><text:span text:style-name="Source_20_Text"><text:span text:style-name="T1">position <text:s text:c="3"/>String</text:span></text:span></text:p>
      <text:p text:style-name="P4"><text:span text:style-name="Source_20_Text"><text:span text:style-name="T3"><text:s text:c="2"/></text:span></text:span><text:span text:style-name="Source_20_Text"><text:span text:style-name="T1">status <text:s text:c="5"/>Status <text:s text:c="2"/>@default(SENT)</text:span></text:span></text:p>
      <text:p text:style-name="P4"><text:span text:style-name="Source_20_Text"><text:span text:style-name="T3"><text:s text:c="2"/></text:span></text:span><text:span text:style-name="Source_20_Text"><text:span text:style-name="T1">appliedAt <text:s text:c="2"/>DateTime @default(now())</text:span></text:span></text:p>
      <text:p text:style-name="P4"><text:span text:style-name="Source_20_Text"><text:span text:style-name="T3"><text:s text:c="2"/></text:span></text:span><text:span text:style-name="Source_20_Text"><text:span text:style-name="T1">notes <text:s text:c="6"/>String?</text:span></text:span></text:p>
      <text:p text:style-name="P4"><text:span text:style-name="Source_20_Text"><text:span text:style-name="T3"><text:s text:c="2"/></text:span></text:span><text:span text:style-name="Source_20_Text"><text:span text:style-name="T1">url <text:s text:c="8"/>String?</text:span></text:span></text:p>
      <text:p text:style-name="P4"><text:span text:style-name="Source_20_Text"><text:span text:style-name="T3"><text:s text:c="2"/></text:span></text:span><text:span text:style-name="Source_20_Text"><text:span text:style-name="T1">userId <text:s text:c="5"/>String</text:span></text:span></text:p>
      <text:p text:style-name="P4"><text:span text:style-name="Source_20_Text"><text:span text:style-name="T3"><text:s text:c="2"/></text:span></text:span><text:span text:style-name="Source_20_Text"><text:span text:style-name="T1">user <text:s text:c="7"/>User <text:s text:c="4"/>@relation(fields: [userId], references: [id], onDelete: Cascade)</text:span></text:span></text:p>
      <text:p text:style-name="P4"><text:span text:style-name="Source_20_Text"><text:span text:style-name="T3"><text:s text:c="2"/></text:span></text:span><text:span text:style-name="Source_20_Text"><text:span text:style-name="T1">createdAt <text:s text:c="2"/>DateTime @default(now())</text:span></text:span></text:p>
      <text:p text:style-name="P4"><text:span text:style-name="Source_20_Text"><text:span text:style-name="T3"><text:s text:c="2"/></text:span></text:span><text:span text:style-name="Source_20_Text"><text:span text:style-name="T1">updatedAt <text:s text:c="2"/>DateTime @updatedAt</text:span></text:span></text:p>
      <text:p text:style-name="P4"><text:span text:style-name="Source_20_Text"><text:span text:style-name="T3"><text:s text:c="2"/></text:span></text:span><text:span text:style-name="Source_20_Text"><text:span text:style-name="T1">@@map("job_offers")</text:span></text:span></text:p>
      <text:p text:style-name="P4"><text:span text:style-name="Source_20_Text"><text:span text:style-name="T1">}</text:span></text:span></text:p>
      <text:p text:style-name="P4"/>
      <text:p text:style-name="P4"><text:span text:style-name="Source_20_Text"><text:span text:style-name="T1">enum Status {</text:span></text:span></text:p>
      <text:p text:style-name="P4"><text:span text:style-name="Source_20_Text"><text:span text:style-name="T3"><text:s text:c="2"/></text:span></text:span><text:span text:style-name="Source_20_Text"><text:span text:style-name="T1">SENT</text:span></text:span></text:p>
      <text:p text:style-name="P4"><text:span text:style-name="Source_20_Text"><text:span text:style-name="T3"><text:s text:c="2"/></text:span></text:span><text:span text:style-name="Source_20_Text"><text:span text:style-name="T1">INTERVIEW</text:span></text:span></text:p>
      <text:p text:style-name="P4"><text:span text:style-name="Source_20_Text"><text:span text:style-name="T3"><text:s text:c="2"/></text:span></text:span><text:span text:style-name="Source_20_Text"><text:span text:style-name="T1">REJECTED</text:span></text:span></text:p>
      <text:p text:style-name="P4"><text:span text:style-name="Source_20_Text"><text:span text:style-name="T3"><text:s text:c="2"/></text:span></text:span><text:span text:style-name="Source_20_Text"><text:span text:style-name="T1">ACCEPTED</text:span></text:span></text:p>
      <text:p text:style-name="P1"><text:soft-page-break/><text:span text:style-name="Source_20_Text"><text:span text:style-name="T1">}</text:span></text:span></text:p>
      <text:p text:style-name="Text_20_body"><text:span text:style-name="Strong_20_Emphasis">Pourquoi Prisma ?</text:span></text:p>
      <text:list xml:id="list3262788299190185455" text:style-name="L182">
        <text:list-item>
          <text:p text:style-name="P407"><text:span text:style-name="Strong_20_Emphasis">Type-safety complète</text:span> : Génère automatiquement les types TypeScript </text:p>
        </text:list-item>
        <text:list-item>
          <text:p text:style-name="P407"><text:span text:style-name="Strong_20_Emphasis">Migrations automatiques</text:span> : Gère l'évolution du schema </text:p>
        </text:list-item>
        <text:list-item>
          <text:p text:style-name="P407"><text:span text:style-name="Strong_20_Emphasis">Standard de l'industrie</text:span> : Utilisé par des milliers d'entreprises </text:p>
        </text:list-item>
        <text:list-item>
          <text:p text:style-name="P192"><text:span text:style-name="Strong_20_Emphasis">Developer Experience</text:span> : Autocomplete partout, moins d'erreurs </text:p>
        </text:list-item>
      </text:list>
      <text:p text:style-name="Text_20_body"><text:span text:style-name="Strong_20_Emphasis">Pourquoi PostgreSQL vs localStorage ?</text:span></text:p>
      <text:list xml:id="list7557450845044859119" text:style-name="L183">
        <text:list-item>
          <text:p text:style-name="P408"><text:span text:style-name="Strong_20_Emphasis">Persiste les données</text:span> réellement (localStorage = amateur) </text:p>
        </text:list-item>
        <text:list-item>
          <text:p text:style-name="P408"><text:span text:style-name="Strong_20_Emphasis">Permet l'authentification</text:span> multi-utilisateurs </text:p>
        </text:list-item>
        <text:list-item>
          <text:p text:style-name="P408"><text:span text:style-name="Strong_20_Emphasis">Démontre la maîtrise</text:span> d'une stack complète </text:p>
        </text:list-item>
        <text:list-item>
          <text:p text:style-name="P193"><text:span text:style-name="Strong_20_Emphasis">Relations</text:span> : Tu peux montrer que tu comprends les BDD relationnelles </text:p>
        </text:list-item>
      </text:list>
      <text:p text:style-name="Horizontal_20_Line"/>
      <text:h text:style-name="Heading_20_3" text:outline-level="3"><text:span text:style-name="Strong_20_Emphasis">Tâche 1.3 : Setup shadcn/ui + Design System (1 jour)</text:span></text:h>
      <text:p text:style-name="Text_20_body"><text:span text:style-name="Strong_20_Emphasis">Objectif</text:span> : Avoir une base de composants UI cohérents et accessibles</text:p>
      <text:h text:style-name="Heading_20_4" text:outline-level="4">Actions :</text:h>
      <text:list xml:id="list2521379430480750782" text:style-name="L184">
        <text:list-item>
          <text:p text:style-name="P409">Installer shadcn/ui </text:p>
        </text:list-item>
        <text:list-item>
          <text:p text:style-name="P409">Installer les composants de base : Button, Input, Card, Dialog, Select, Label </text:p>
        </text:list-item>
        <text:list-item>
          <text:p text:style-name="P409">Créer un fichier de thème Tailwind personnalisé </text:p>
        </text:list-item>
        <text:list-item>
          <text:p text:style-name="P194">Créer quelques composants layout de base </text:p>
        </text:list-item>
      </text:list>
      <text:p text:style-name="Text_20_body"><text:span text:style-name="Strong_20_Emphasis">Pourquoi shadcn/ui ?</text:span></text:p>
      <text:list xml:id="list4209959238901897173" text:style-name="L185">
        <text:list-item>
          <text:p text:style-name="P410"><text:span text:style-name="Strong_20_Emphasis">Composants accessibles</text:span> (ARIA, keyboard navigation) - critère important en entreprise </text:p>
        </text:list-item>
        <text:list-item>
          <text:p text:style-name="P410"><text:span text:style-name="Strong_20_Emphasis">Personnalisables</text:span> : Ce n'est pas une lib externe, tu possèdes le code </text:p>
        </text:list-item>
        <text:list-item>
          <text:p text:style-name="P410"><text:span text:style-name="Strong_20_Emphasis">Basé sur Radix UI</text:span> : Primitives solides et testées </text:p>
        </text:list-item>
        <text:list-item>
          <text:p text:style-name="P410"><text:span text:style-name="Strong_20_Emphasis">Tendance actuelle</text:span> : Beaucoup d'entreprises l'utilisent </text:p>
        </text:list-item>
        <text:list-item>
          <text:p text:style-name="P195"><text:span text:style-name="Strong_20_Emphasis">Montre que tu connais l'écosystème</text:span> moderne React </text:p>
        </text:list-item>
      </text:list>
      <text:p text:style-name="Horizontal_20_Line"/>
      <text:h text:style-name="Heading_20_3" text:outline-level="3"><text:span text:style-name="Strong_20_Emphasis">Tâche 1.4 : Configuration NextAuth.js v5 (1-2 jours)</text:span></text:h>
      <text:p text:style-name="Text_20_body"><text:span text:style-name="Strong_20_Emphasis">Objectif</text:span> : Authentification professionnelle avec gestion de sessions</text:p>
      <text:h text:style-name="Heading_20_4" text:outline-level="4">Actions :</text:h>
      <text:list xml:id="list1429616173839686120" text:style-name="L186">
        <text:list-item>
          <text:p text:style-name="P411">Installer NextAuth.js v5 </text:p>
        </text:list-item>
        <text:list-item>
          <text:p text:style-name="P411">Configurer l'authentification par email/password </text:p>
        </text:list-item>
        <text:list-item>
          <text:p text:style-name="P411">Ajouter Google OAuth (optionnel mais valorisant) </text:p>
        </text:list-item>
        <text:list-item>
          <text:p text:style-name="P411">Créer les pages Login/Register </text:p>
        </text:list-item>
        <text:list-item>
          <text:p text:style-name="P196">Protéger les routes avec middleware </text:p>
        </text:list-item>
      </text:list>
      <text:p text:style-name="Text_20_body"><text:span text:style-name="Strong_20_Emphasis">Pourquoi NextAuth.js ?</text:span></text:p>
      <text:list xml:id="list925641971704071974" text:style-name="L187">
        <text:list-item>
          <text:p text:style-name="P412"><text:span text:style-name="Strong_20_Emphasis">Standard Next.js</text:span> : Solution recommandée par Vercel </text:p>
        </text:list-item>
        <text:list-item>
          <text:p text:style-name="P412"><text:span text:style-name="Strong_20_Emphasis">Sécurité gérée</text:span> : Sessions, CSRF, etc. </text:p>
        </text:list-item>
        <text:list-item>
          <text:p text:style-name="P412"><text:span text:style-name="Strong_20_Emphasis">Intégration Prisma</text:span> : Adapter disponible </text:p>
        </text:list-item>
        <text:list-item>
          <text:p text:style-name="P197"><text:soft-page-break/><text:span text:style-name="Strong_20_Emphasis">OAuth facile</text:span> : Montre que tu sais intégrer des services tiers </text:p>
        </text:list-item>
      </text:list>
      <text:p text:style-name="Text_20_body"><text:span text:style-name="Strong_20_Emphasis">Pourquoi ne PAS faire un système custom ?</text:span></text:p>
      <text:list xml:id="list6833890723596017815" text:style-name="L188">
        <text:list-item>
          <text:p text:style-name="P413">Sécurité complexe (hashing, sessions, CSRF) </text:p>
        </text:list-item>
        <text:list-item>
          <text:p text:style-name="P413">Réinventer la roue est mal vu en entreprise </text:p>
        </text:list-item>
        <text:list-item>
          <text:p text:style-name="P198">NextAuth = standard, reconnu en entretien </text:p>
        </text:list-item>
      </text:list>
      <text:p text:style-name="Horizontal_20_Line"/>
      <text:h text:style-name="Heading_20_2" text:outline-level="2">? SEMAINE 2 : Features Core &amp; Patterns Avancés</text:h>
      <text:h text:style-name="Heading_20_3" text:outline-level="3"><text:span text:style-name="Strong_20_Emphasis">Tâche 2.1 : Configuration React Hook Form + Zod (1 jour)</text:span></text:h>
      <text:p text:style-name="Text_20_body"><text:span text:style-name="Strong_20_Emphasis">Objectif</text:span> : Gestion professionnelle des formulaires avec validation type-safe</text:p>
      <text:h text:style-name="Heading_20_4" text:outline-level="4">Actions :</text:h>
      <text:list xml:id="list9156157522321620416" text:style-name="L189">
        <text:list-item>
          <text:p text:style-name="P414">Créer un schema Zod pour les JobOffers </text:p>
        </text:list-item>
        <text:list-item>
          <text:p text:style-name="P414">Refactoriser le formulaire d'ajout avec React Hook Form </text:p>
        </text:list-item>
        <text:list-item>
          <text:p text:style-name="P414">Implémenter la validation en temps réel </text:p>
        </text:list-item>
        <text:list-item>
          <text:p text:style-name="P199">Gérer les erreurs de manière UX-friendly </text:p>
        </text:list-item>
      </text:list>
      <text:p text:style-name="Text_20_body"><text:span text:style-name="Strong_20_Emphasis">Exemple de schema Zod :</text:span></text:p>
      <text:p text:style-name="Text_20_body">typescript</text:p>
      <text:p text:style-name="P3"><text:span text:style-name="Source_20_Text"><text:span text:style-name="T13">import</text:span></text:span><text:span text:style-name="Source_20_Text"><text:span text:style-name="T1"> { z } </text:span></text:span><text:span text:style-name="Source_20_Text"><text:span text:style-name="T13">from</text:span></text:span><text:span text:style-name="Source_20_Text"><text:span text:style-name="T1"> </text:span></text:span><text:span text:style-name="Source_20_Text"><text:span text:style-name="T6">'zod'</text:span></text:span></text:p>
      <text:p text:style-name="P4"/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const</text:span></text:span><text:span text:style-name="Source_20_Text"><text:span text:style-name="T1"> jobOfferSchema </text:span></text:span><text:span text:style-name="Source_20_Text"><text:span text:style-name="T4">=</text:span></text:span><text:span text:style-name="Source_20_Text"><text:span text:style-name="T1"> z.</text:span></text:span><text:span text:style-name="Source_20_Text"><text:span text:style-name="T4">object</text:span></text:span><text:span text:style-name="Source_20_Text"><text:span text:style-name="T1">({</text:span></text:span></text:p>
      <text:p text:style-name="P4"><text:span text:style-name="Source_20_Text"><text:span text:style-name="T3"><text:s text:c="2"/></text:span></text:span><text:span text:style-name="Source_20_Text"><text:span text:style-name="T1">company</text:span></text:span><text:span text:style-name="Source_20_Text"><text:span text:style-name="T4">:</text:span></text:span><text:span text:style-name="Source_20_Text"><text:span text:style-name="T1"> z.</text:span></text:span><text:span text:style-name="Source_20_Text"><text:span text:style-name="T4">string</text:span></text:span><text:span text:style-name="Source_20_Text"><text:span text:style-name="T1">().</text:span></text:span><text:span text:style-name="Source_20_Text"><text:span text:style-name="T4">min</text:span></text:span><text:span text:style-name="Source_20_Text"><text:span text:style-name="T1">(</text:span></text:span><text:span text:style-name="Source_20_Text"><text:span text:style-name="T7">1</text:span></text:span><text:span text:style-name="Source_20_Text"><text:span text:style-name="T1">, </text:span></text:span><text:span text:style-name="Source_20_Text"><text:span text:style-name="T6">"Le nom de l'entreprise est requis"</text:span></text:span><text:span text:style-name="Source_20_Text"><text:span text:style-name="T1">),</text:span></text:span></text:p>
      <text:p text:style-name="P4"><text:span text:style-name="Source_20_Text"><text:span text:style-name="T3"><text:s text:c="2"/></text:span></text:span><text:span text:style-name="Source_20_Text"><text:span text:style-name="T1">position</text:span></text:span><text:span text:style-name="Source_20_Text"><text:span text:style-name="T4">:</text:span></text:span><text:span text:style-name="Source_20_Text"><text:span text:style-name="T1"> z.</text:span></text:span><text:span text:style-name="Source_20_Text"><text:span text:style-name="T4">string</text:span></text:span><text:span text:style-name="Source_20_Text"><text:span text:style-name="T1">().</text:span></text:span><text:span text:style-name="Source_20_Text"><text:span text:style-name="T4">min</text:span></text:span><text:span text:style-name="Source_20_Text"><text:span text:style-name="T1">(</text:span></text:span><text:span text:style-name="Source_20_Text"><text:span text:style-name="T7">1</text:span></text:span><text:span text:style-name="Source_20_Text"><text:span text:style-name="T1">, </text:span></text:span><text:span text:style-name="Source_20_Text"><text:span text:style-name="T6">"Le poste est requis"</text:span></text:span><text:span text:style-name="Source_20_Text"><text:span text:style-name="T1">),</text:span></text:span></text:p>
      <text:p text:style-name="P4"><text:span text:style-name="Source_20_Text"><text:span text:style-name="T3"><text:s text:c="2"/></text:span></text:span><text:span text:style-name="Source_20_Text"><text:span text:style-name="T1">status</text:span></text:span><text:span text:style-name="Source_20_Text"><text:span text:style-name="T4">:</text:span></text:span><text:span text:style-name="Source_20_Text"><text:span text:style-name="T1"> z.</text:span></text:span><text:span text:style-name="Source_20_Text"><text:span text:style-name="T4">enum</text:span></text:span><text:span text:style-name="Source_20_Text"><text:span text:style-name="T1">([</text:span></text:span><text:span text:style-name="Source_20_Text"><text:span text:style-name="T6">'SENT'</text:span></text:span><text:span text:style-name="Source_20_Text"><text:span text:style-name="T1">, </text:span></text:span><text:span text:style-name="Source_20_Text"><text:span text:style-name="T6">'INTERVIEW'</text:span></text:span><text:span text:style-name="Source_20_Text"><text:span text:style-name="T1">, </text:span></text:span><text:span text:style-name="Source_20_Text"><text:span text:style-name="T6">'REJECTED'</text:span></text:span><text:span text:style-name="Source_20_Text"><text:span text:style-name="T1">, </text:span></text:span><text:span text:style-name="Source_20_Text"><text:span text:style-name="T6">'ACCEPTED'</text:span></text:span><text:span text:style-name="Source_20_Text"><text:span text:style-name="T1">]),</text:span></text:span></text:p>
      <text:p text:style-name="P4"><text:span text:style-name="Source_20_Text"><text:span text:style-name="T3"><text:s text:c="2"/></text:span></text:span><text:span text:style-name="Source_20_Text"><text:span text:style-name="T1">appliedAt</text:span></text:span><text:span text:style-name="Source_20_Text"><text:span text:style-name="T4">:</text:span></text:span><text:span text:style-name="Source_20_Text"><text:span text:style-name="T1"> z.</text:span></text:span><text:span text:style-name="Source_20_Text"><text:span text:style-name="T4">date</text:span></text:span><text:span text:style-name="Source_20_Text"><text:span text:style-name="T1">(),</text:span></text:span></text:p>
      <text:p text:style-name="P4"><text:span text:style-name="Source_20_Text"><text:span text:style-name="T3"><text:s text:c="2"/></text:span></text:span><text:span text:style-name="Source_20_Text"><text:span text:style-name="T1">url</text:span></text:span><text:span text:style-name="Source_20_Text"><text:span text:style-name="T4">:</text:span></text:span><text:span text:style-name="Source_20_Text"><text:span text:style-name="T1"> z.</text:span></text:span><text:span text:style-name="Source_20_Text"><text:span text:style-name="T4">string</text:span></text:span><text:span text:style-name="Source_20_Text"><text:span text:style-name="T1">().</text:span></text:span><text:span text:style-name="Source_20_Text"><text:span text:style-name="T4">url</text:span></text:span><text:span text:style-name="Source_20_Text"><text:span text:style-name="T1">().</text:span></text:span><text:span text:style-name="Source_20_Text"><text:span text:style-name="T4">optional</text:span></text:span><text:span text:style-name="Source_20_Text"><text:span text:style-name="T1">().</text:span></text:span><text:span text:style-name="Source_20_Text"><text:span text:style-name="T4">or</text:span></text:span><text:span text:style-name="Source_20_Text"><text:span text:style-name="T1">(z.</text:span></text:span><text:span text:style-name="Source_20_Text"><text:span text:style-name="T4">literal</text:span></text:span><text:span text:style-name="Source_20_Text"><text:span text:style-name="T1">(</text:span></text:span><text:span text:style-name="Source_20_Text"><text:span text:style-name="T6">''</text:span></text:span><text:span text:style-name="Source_20_Text"><text:span text:style-name="T1">)),</text:span></text:span></text:p>
      <text:p text:style-name="P4"><text:span text:style-name="Source_20_Text"><text:span text:style-name="T3"><text:s text:c="2"/></text:span></text:span><text:span text:style-name="Source_20_Text"><text:span text:style-name="T1">notes</text:span></text:span><text:span text:style-name="Source_20_Text"><text:span text:style-name="T4">:</text:span></text:span><text:span text:style-name="Source_20_Text"><text:span text:style-name="T1"> z.</text:span></text:span><text:span text:style-name="Source_20_Text"><text:span text:style-name="T4">string</text:span></text:span><text:span text:style-name="Source_20_Text"><text:span text:style-name="T1">().</text:span></text:span><text:span text:style-name="Source_20_Text"><text:span text:style-name="T4">optional</text:span></text:span><text:span text:style-name="Source_20_Text"><text:span text:style-name="T1">()</text:span></text:span></text:p>
      <text:p text:style-name="P4"><text:span text:style-name="Source_20_Text"><text:span text:style-name="T1">})</text:span></text:span></text:p>
      <text:p text:style-name="P4"/>
      <text:p text:style-name="P1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type</text:span></text:span><text:span text:style-name="Source_20_Text"><text:span text:style-name="T1"> </text:span></text:span><text:span text:style-name="Source_20_Text"><text:span text:style-name="T7">JobOfferInput</text:span></text:span><text:span text:style-name="Source_20_Text"><text:span text:style-name="T1"> </text:span></text:span><text:span text:style-name="Source_20_Text"><text:span text:style-name="T4">=</text:span></text:span><text:span text:style-name="Source_20_Text"><text:span text:style-name="T1"> z.infer</text:span></text:span><text:span text:style-name="Source_20_Text"><text:span text:style-name="T4">&lt;</text:span></text:span><text:span text:style-name="Source_20_Text"><text:span text:style-name="T13">typeof</text:span></text:span><text:span text:style-name="Source_20_Text"><text:span text:style-name="T1"> jobOfferSchema</text:span></text:span><text:span text:style-name="Source_20_Text"><text:span text:style-name="T4">&gt;</text:span></text:span></text:p>
      <text:p text:style-name="Text_20_body"><text:span text:style-name="Strong_20_Emphasis">Pourquoi React Hook Form ?</text:span></text:p>
      <text:list xml:id="list6406265882663970887" text:style-name="L190">
        <text:list-item>
          <text:p text:style-name="P415"><text:span text:style-name="Strong_20_Emphasis">Performance</text:span> : Ne re-render pas tout le formulaire à chaque frappe </text:p>
        </text:list-item>
        <text:list-item>
          <text:p text:style-name="P415"><text:span text:style-name="Strong_20_Emphasis">Standard industrie</text:span> : Utilisé partout </text:p>
        </text:list-item>
        <text:list-item>
          <text:p text:style-name="P415"><text:span text:style-name="Strong_20_Emphasis">Intégration Zod</text:span> : Validation type-safe </text:p>
        </text:list-item>
        <text:list-item>
          <text:p text:style-name="P200"><text:span text:style-name="Strong_20_Emphasis">Meilleure UX</text:span> : Validation en temps réel, gestion d'erreurs </text:p>
        </text:list-item>
      </text:list>
      <text:p text:style-name="Text_20_body"><text:span text:style-name="Strong_20_Emphasis">Pourquoi Zod ?</text:span></text:p>
      <text:list xml:id="list5977058953622823227" text:style-name="L191">
        <text:list-item>
          <text:p text:style-name="P416"><text:span text:style-name="Strong_20_Emphasis">Type-safety</text:span> : Un schema = validation runtime + types TypeScript </text:p>
        </text:list-item>
        <text:list-item>
          <text:p text:style-name="P416"><text:span text:style-name="Strong_20_Emphasis">Validation serveur</text:span> : Peut réutiliser les schemas côté API </text:p>
        </text:list-item>
        <text:list-item>
          <text:p text:style-name="P201"><text:span text:style-name="Strong_20_Emphasis">Lisibilité</text:span> : Code plus clair qu'un useState géant </text:p>
        </text:list-item>
      </text:list>
      <text:p text:style-name="Horizontal_20_Line"><text:soft-page-break/></text:p>
      <text:h text:style-name="Heading_20_3" text:outline-level="3"><text:span text:style-name="Strong_20_Emphasis">Tâche 2.2 : TanStack Query pour la gestion des données (2 jours)</text:span></text:h>
      <text:p text:style-name="Text_20_body"><text:span text:style-name="Strong_20_Emphasis">Objectif</text:span> : Remplacer useState/useEffect par une solution professionnelle</text:p>
      <text:h text:style-name="Heading_20_4" text:outline-level="4">Actions :</text:h>
      <text:list xml:id="list1884126712092517377" text:style-name="L192">
        <text:list-item>
          <text:p text:style-name="P417">Installer et configurer TanStack Query </text:p>
        </text:list-item>
        <text:list-item>
          <text:p text:style-name="P417">Créer les hooks de requêtes : <text:span text:style-name="Source_20_Text">useJobOffers</text:span>, <text:span text:style-name="Source_20_Text">useCreateJobOffer</text:span>, etc. </text:p>
        </text:list-item>
        <text:list-item>
          <text:p text:style-name="P417">Implémenter le cache, les mutations, l'invalidation </text:p>
        </text:list-item>
        <text:list-item>
          <text:p text:style-name="P202">Ajouter les états loading/error avec UI appropriée </text:p>
        </text:list-item>
      </text:list>
      <text:p text:style-name="Text_20_body"><text:span text:style-name="Strong_20_Emphasis">Structure recommandée :</text:span></text:p>
      <text:p text:style-name="Text_20_body">typescript</text:p>
      <text:p text:style-name="P7"><text:span text:style-name="Source_20_Text"><text:span text:style-name="T9">// lib/api/job-offers.ts</text:span></text:span></text:p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const</text:span></text:span><text:span text:style-name="Source_20_Text"><text:span text:style-name="T1"> jobOffersApi </text:span></text:span><text:span text:style-name="Source_20_Text"><text:span text:style-name="T4">=</text:span></text:span><text:span text:style-name="Source_20_Text"><text:span text:style-name="T1"> {</text:span></text:span></text:p>
      <text:p text:style-name="P4"><text:span text:style-name="Source_20_Text"><text:span text:style-name="T3"><text:s text:c="2"/></text:span></text:span><text:span text:style-name="Source_20_Text"><text:span text:style-name="T4">getAll:</text:span></text:span><text:span text:style-name="Source_20_Text"><text:span text:style-name="T1"> </text:span></text:span><text:span text:style-name="Source_20_Text"><text:span text:style-name="T13">async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{</text:span></text:span></text:p>
      <text:p text:style-name="P4"><text:span text:style-name="Source_20_Text"><text:span text:style-name="T3"><text:s text:c="4"/></text:span></text:span><text:span text:style-name="Source_20_Text"><text:span text:style-name="T13">const</text:span></text:span><text:span text:style-name="Source_20_Text"><text:span text:style-name="T1"> res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</text:span></text:span><text:span text:style-name="Source_20_Text"><text:span text:style-name="T4">fetch</text:span></text:span><text:span text:style-name="Source_20_Text"><text:span text:style-name="T1">(</text:span></text:span><text:span text:style-name="Source_20_Text"><text:span text:style-name="T6">'/api/job-offers'</text:span></text:span><text:span text:style-name="Source_20_Text"><text:span text:style-name="T1">)</text:span></text:span></text:p>
      <text:p text:style-name="P4"><text:span text:style-name="Source_20_Text"><text:span text:style-name="T3"><text:s text:c="4"/></text:span></text:span><text:span text:style-name="Source_20_Text"><text:span text:style-name="T13">if</text:span></text:span><text:span text:style-name="Source_20_Text"><text:span text:style-name="T1"> (</text:span></text:span><text:span text:style-name="Source_20_Text"><text:span text:style-name="T4">!</text:span></text:span><text:span text:style-name="Source_20_Text"><text:span text:style-name="T1">res.ok) </text:span></text:span><text:span text:style-name="Source_20_Text"><text:span text:style-name="T13">throw</text:span></text:span><text:span text:style-name="Source_20_Text"><text:span text:style-name="T1"> </text:span></text:span><text:span text:style-name="Source_20_Text"><text:span text:style-name="T13">new</text:span></text:span><text:span text:style-name="Source_20_Text"><text:span text:style-name="T1"> </text:span></text:span><text:span text:style-name="Source_20_Text"><text:span text:style-name="T7">Error</text:span></text:span><text:span text:style-name="Source_20_Text"><text:span text:style-name="T1">(</text:span></text:span><text:span text:style-name="Source_20_Text"><text:span text:style-name="T6">'Failed to fetch'</text:span></text:span><text:span text:style-name="Source_20_Text"><text:span text:style-name="T1">)</text:span></text:span></text:p>
      <text:p text:style-name="P4"><text:span text:style-name="Source_20_Text"><text:span text:style-name="T3"><text:s text:c="4"/></text:span></text:span><text:span text:style-name="Source_20_Text"><text:span text:style-name="T13">return</text:span></text:span><text:span text:style-name="Source_20_Text"><text:span text:style-name="T1"> res.</text:span></text:span><text:span text:style-name="Source_20_Text"><text:span text:style-name="T4">json</text:span></text:span><text:span text:style-name="Source_20_Text"><text:span text:style-name="T1">()</text:span></text:span></text:p>
      <text:p text:style-name="P4"><text:span text:style-name="Source_20_Text"><text:span text:style-name="T3"><text:s text:c="2"/></text:span></text:span><text:span text:style-name="Source_20_Text"><text:span text:style-name="T1">},</text:span></text:span></text:p>
      <text:p text:style-name="P4"><text:span text:style-name="Source_20_Text"><text:span text:style-name="T3"><text:s text:c="2"/></text:span></text:span></text:p>
      <text:p text:style-name="P4"><text:span text:style-name="Source_20_Text"><text:span text:style-name="T3"><text:s text:c="2"/></text:span></text:span><text:span text:style-name="Source_20_Text"><text:span text:style-name="T4">create:</text:span></text:span><text:span text:style-name="Source_20_Text"><text:span text:style-name="T1"> </text:span></text:span><text:span text:style-name="Source_20_Text"><text:span text:style-name="T13">async</text:span></text:span><text:span text:style-name="Source_20_Text"><text:span text:style-name="T1"> (data</text:span></text:span><text:span text:style-name="Source_20_Text"><text:span text:style-name="T4">:</text:span></text:span><text:span text:style-name="Source_20_Text"><text:span text:style-name="T1"> JobOfferInput) </text:span></text:span><text:span text:style-name="Source_20_Text"><text:span text:style-name="T4">=&gt;</text:span></text:span><text:span text:style-name="Source_20_Text"><text:span text:style-name="T1"> {</text:span></text:span></text:p>
      <text:p text:style-name="P4"><text:span text:style-name="Source_20_Text"><text:span text:style-name="T3"><text:s text:c="4"/></text:span></text:span><text:span text:style-name="Source_20_Text"><text:span text:style-name="T13">const</text:span></text:span><text:span text:style-name="Source_20_Text"><text:span text:style-name="T1"> res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</text:span></text:span><text:span text:style-name="Source_20_Text"><text:span text:style-name="T4">fetch</text:span></text:span><text:span text:style-name="Source_20_Text"><text:span text:style-name="T1">(</text:span></text:span><text:span text:style-name="Source_20_Text"><text:span text:style-name="T6">'/api/job-offers'</text:span></text:span><text:span text:style-name="Source_20_Text"><text:span text:style-name="T1">, {</text:span></text:span></text:p>
      <text:p text:style-name="P4"><text:span text:style-name="Source_20_Text"><text:span text:style-name="T3"><text:s text:c="6"/></text:span></text:span><text:span text:style-name="Source_20_Text"><text:span text:style-name="T1">method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'POST'</text:span></text:span><text:span text:style-name="Source_20_Text"><text:span text:style-name="T1">,</text:span></text:span></text:p>
      <text:p text:style-name="P4"><text:span text:style-name="Source_20_Text"><text:span text:style-name="T3"><text:s text:c="6"/></text:span></text:span><text:span text:style-name="Source_20_Text"><text:span text:style-name="T1">body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7">JSON</text:span></text:span><text:span text:style-name="Source_20_Text"><text:span text:style-name="T1">.</text:span></text:span><text:span text:style-name="Source_20_Text"><text:span text:style-name="T4">stringify</text:span></text:span><text:span text:style-name="Source_20_Text"><text:span text:style-name="T1">(data),</text:span></text:span></text:p>
      <text:p text:style-name="P4"><text:span text:style-name="Source_20_Text"><text:span text:style-name="T3"><text:s text:c="4"/></text:span></text:span><text:span text:style-name="Source_20_Text"><text:span text:style-name="T1">})</text:span></text:span></text:p>
      <text:p text:style-name="P4"><text:span text:style-name="Source_20_Text"><text:span text:style-name="T3"><text:s text:c="4"/></text:span></text:span><text:span text:style-name="Source_20_Text"><text:span text:style-name="T13">if</text:span></text:span><text:span text:style-name="Source_20_Text"><text:span text:style-name="T1"> (</text:span></text:span><text:span text:style-name="Source_20_Text"><text:span text:style-name="T4">!</text:span></text:span><text:span text:style-name="Source_20_Text"><text:span text:style-name="T1">res.ok) </text:span></text:span><text:span text:style-name="Source_20_Text"><text:span text:style-name="T13">throw</text:span></text:span><text:span text:style-name="Source_20_Text"><text:span text:style-name="T1"> </text:span></text:span><text:span text:style-name="Source_20_Text"><text:span text:style-name="T13">new</text:span></text:span><text:span text:style-name="Source_20_Text"><text:span text:style-name="T1"> </text:span></text:span><text:span text:style-name="Source_20_Text"><text:span text:style-name="T7">Error</text:span></text:span><text:span text:style-name="Source_20_Text"><text:span text:style-name="T1">(</text:span></text:span><text:span text:style-name="Source_20_Text"><text:span text:style-name="T6">'Failed to create'</text:span></text:span><text:span text:style-name="Source_20_Text"><text:span text:style-name="T1">)</text:span></text:span></text:p>
      <text:p text:style-name="P4"><text:span text:style-name="Source_20_Text"><text:span text:style-name="T3"><text:s text:c="4"/></text:span></text:span><text:span text:style-name="Source_20_Text"><text:span text:style-name="T13">return</text:span></text:span><text:span text:style-name="Source_20_Text"><text:span text:style-name="T1"> res.</text:span></text:span><text:span text:style-name="Source_20_Text"><text:span text:style-name="T4">json</text:span></text:span><text:span text:style-name="Source_20_Text"><text:span text:style-name="T1">()</text:span></text:span></text:p>
      <text:p text:style-name="P4"><text:span text:style-name="Source_20_Text"><text:span text:style-name="T3"><text:s text:c="2"/></text:span></text:span><text:span text:style-name="Source_20_Text"><text:span text:style-name="T1">},</text:span></text:span></text:p>
      <text:p text:style-name="P4"><text:span text:style-name="Source_20_Text"><text:span text:style-name="T3"><text:s text:c="2"/></text:span></text:span><text:span text:style-name="Source_20_Text"><text:span text:style-name="T8">// ...</text:span></text:span></text:p>
      <text:p text:style-name="P4"><text:span text:style-name="Source_20_Text"><text:span text:style-name="T1">}</text:span></text:span></text:p>
      <text:p text:style-name="P4"/>
      <text:p text:style-name="P5"><text:span text:style-name="Source_20_Text"><text:span text:style-name="T9">// lib/hooks/use-job-offers.ts</text:span></text:span></text:p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const</text:span></text:span><text:span text:style-name="Source_20_Text"><text:span text:style-name="T1"> </text:span></text:span><text:span text:style-name="Source_20_Text"><text:span text:style-name="T4">useJobOffers</text:span></text:span><text:span text:style-name="Source_20_Text"><text:span text:style-name="T1"> </text:span></text:span><text:span text:style-name="Source_20_Text"><text:span text:style-name="T4">=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{</text:span></text:span></text:p>
      <text:p text:style-name="P4"><text:span text:style-name="Source_20_Text"><text:span text:style-name="T3"><text:s text:c="2"/></text:span></text:span><text:span text:style-name="Source_20_Text"><text:span text:style-name="T13">return</text:span></text:span><text:span text:style-name="Source_20_Text"><text:span text:style-name="T1"> </text:span></text:span><text:span text:style-name="Source_20_Text"><text:span text:style-name="T4">useQuery</text:span></text:span><text:span text:style-name="Source_20_Text"><text:span text:style-name="T1">({</text:span></text:span></text:p>
      <text:p text:style-name="P4"><text:span text:style-name="Source_20_Text"><text:span text:style-name="T3"><text:s text:c="4"/></text:span></text:span><text:span text:style-name="Source_20_Text"><text:span text:style-name="T1">queryKey</text:span></text:span><text:span text:style-name="Source_20_Text"><text:span text:style-name="T4">:</text:span></text:span><text:span text:style-name="Source_20_Text"><text:span text:style-name="T1"> [</text:span></text:span><text:span text:style-name="Source_20_Text"><text:span text:style-name="T6">'job-offers'</text:span></text:span><text:span text:style-name="Source_20_Text"><text:span text:style-name="T1">],</text:span></text:span></text:p>
      <text:p text:style-name="P4"><text:span text:style-name="Source_20_Text"><text:span text:style-name="T3"><text:s text:c="4"/></text:span></text:span><text:span text:style-name="Source_20_Text"><text:span text:style-name="T1">queryFn</text:span></text:span><text:span text:style-name="Source_20_Text"><text:span text:style-name="T4">:</text:span></text:span><text:span text:style-name="Source_20_Text"><text:span text:style-name="T1"> jobOffersApi.getAll,</text:span></text:span></text:p>
      <text:p text:style-name="P4"><text:span text:style-name="Source_20_Text"><text:span text:style-name="T3"><text:s text:c="2"/></text:span></text:span><text:span text:style-name="Source_20_Text"><text:span text:style-name="T1">})</text:span></text:span></text:p>
      <text:p text:style-name="P4"><text:span text:style-name="Source_20_Text"><text:span text:style-name="T1">}</text:span></text:span></text:p>
      <text:p text:style-name="P4"/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const</text:span></text:span><text:span text:style-name="Source_20_Text"><text:span text:style-name="T1"> </text:span></text:span><text:span text:style-name="Source_20_Text"><text:span text:style-name="T4">useCreateJobOffer</text:span></text:span><text:span text:style-name="Source_20_Text"><text:span text:style-name="T1"> </text:span></text:span><text:span text:style-name="Source_20_Text"><text:span text:style-name="T4">=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{</text:span></text:span></text:p>
      <text:p text:style-name="P4"><text:soft-page-break/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queryClient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4">useQueryClient</text:span></text:span><text:span text:style-name="Source_20_Text"><text:span text:style-name="T1">()</text:span></text:span></text:p>
      <text:p text:style-name="P4"><text:span text:style-name="Source_20_Text"><text:span text:style-name="T3"><text:s text:c="2"/></text:span></text:span></text:p>
      <text:p text:style-name="P4"><text:span text:style-name="Source_20_Text"><text:span text:style-name="T3"><text:s text:c="2"/></text:span></text:span><text:span text:style-name="Source_20_Text"><text:span text:style-name="T13">return</text:span></text:span><text:span text:style-name="Source_20_Text"><text:span text:style-name="T1"> </text:span></text:span><text:span text:style-name="Source_20_Text"><text:span text:style-name="T4">useMutation</text:span></text:span><text:span text:style-name="Source_20_Text"><text:span text:style-name="T1">({</text:span></text:span></text:p>
      <text:p text:style-name="P4"><text:span text:style-name="Source_20_Text"><text:span text:style-name="T3"><text:s text:c="4"/></text:span></text:span><text:span text:style-name="Source_20_Text"><text:span text:style-name="T1">mutationFn</text:span></text:span><text:span text:style-name="Source_20_Text"><text:span text:style-name="T4">:</text:span></text:span><text:span text:style-name="Source_20_Text"><text:span text:style-name="T1"> jobOffersApi.create,</text:span></text:span></text:p>
      <text:p text:style-name="P4"><text:span text:style-name="Source_20_Text"><text:span text:style-name="T3"><text:s text:c="4"/></text:span></text:span><text:span text:style-name="Source_20_Text"><text:span text:style-name="T4">onSuccess: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{</text:span></text:span></text:p>
      <text:p text:style-name="P4"><text:span text:style-name="Source_20_Text"><text:span text:style-name="T3"><text:s text:c="6"/></text:span></text:span><text:span text:style-name="Source_20_Text"><text:span text:style-name="T1">queryClient.</text:span></text:span><text:span text:style-name="Source_20_Text"><text:span text:style-name="T4">invalidateQueries</text:span></text:span><text:span text:style-name="Source_20_Text"><text:span text:style-name="T1">({ queryKey</text:span></text:span><text:span text:style-name="Source_20_Text"><text:span text:style-name="T4">:</text:span></text:span><text:span text:style-name="Source_20_Text"><text:span text:style-name="T1"> [</text:span></text:span><text:span text:style-name="Source_20_Text"><text:span text:style-name="T6">'job-offers'</text:span></text:span><text:span text:style-name="Source_20_Text"><text:span text:style-name="T1">] })</text:span></text:span></text:p>
      <text:p text:style-name="P4"><text:span text:style-name="Source_20_Text"><text:span text:style-name="T3"><text:s text:c="4"/></text:span></text:span><text:span text:style-name="Source_20_Text"><text:span text:style-name="T1">},</text:span></text:span></text:p>
      <text:p text:style-name="P4"><text:span text:style-name="Source_20_Text"><text:span text:style-name="T3"><text:s text:c="2"/></text:span></text:span><text:span text:style-name="Source_20_Text"><text:span text:style-name="T1">})</text:span></text:span></text:p>
      <text:p text:style-name="P1"><text:span text:style-name="Source_20_Text"><text:span text:style-name="T1">}</text:span></text:span></text:p>
      <text:p text:style-name="Text_20_body"><text:span text:style-name="Strong_20_Emphasis">Pourquoi TanStack Query ?</text:span></text:p>
      <text:list xml:id="list1905582813685908064" text:style-name="L193">
        <text:list-item>
          <text:p text:style-name="P418"><text:span text:style-name="Strong_20_Emphasis">Cache automatique</text:span> : Pas besoin de gérer manuellement </text:p>
        </text:list-item>
        <text:list-item>
          <text:p text:style-name="P418"><text:span text:style-name="Strong_20_Emphasis">Synchronisation</text:span> : Données toujours à jour </text:p>
        </text:list-item>
        <text:list-item>
          <text:p text:style-name="P418"><text:span text:style-name="Strong_20_Emphasis">Optimistic Updates</text:span> : UX instantanée </text:p>
        </text:list-item>
        <text:list-item>
          <text:p text:style-name="P418"><text:span text:style-name="Strong_20_Emphasis">Standard absolu</text:span> : Attendu dans toute app moderne </text:p>
        </text:list-item>
        <text:list-item>
          <text:p text:style-name="P203"><text:span text:style-name="Strong_20_Emphasis">Gestion erreurs/loading</text:span> : Simplifie énormément le code </text:p>
        </text:list-item>
      </text:list>
      <text:p text:style-name="Text_20_body"><text:span text:style-name="Strong_20_Emphasis">Pourquoi PAS useState pour les données serveur ?</text:span></text:p>
      <text:list xml:id="list1957184252042238323" text:style-name="L194">
        <text:list-item>
          <text:p text:style-name="P419">useState = state local, pas adapté aux données serveur </text:p>
        </text:list-item>
        <text:list-item>
          <text:p text:style-name="P419">Pas de cache, pas de synchronisation </text:p>
        </text:list-item>
        <text:list-item>
          <text:p text:style-name="P419">Code verbose avec useEffect partout </text:p>
        </text:list-item>
        <text:list-item>
          <text:p text:style-name="P204">Pattern obsolète en 2026 </text:p>
        </text:list-item>
      </text:list>
      <text:p text:style-name="Horizontal_20_Line"/>
      <text:h text:style-name="Heading_20_3" text:outline-level="3"><text:span text:style-name="Strong_20_Emphasis">Tâche 2.3 : API Routes Next.js avec validation (1-2 jours)</text:span></text:h>
      <text:p text:style-name="Text_20_body"><text:span text:style-name="Strong_20_Emphasis">Objectif</text:span> : Backend type-safe avec gestion d'erreurs professionnelle</text:p>
      <text:h text:style-name="Heading_20_4" text:outline-level="4">Actions :</text:h>
      <text:list xml:id="list5049028165370822182" text:style-name="L195">
        <text:list-item>
          <text:p text:style-name="P420">Créer les API routes CRUD pour JobOffers </text:p>
        </text:list-item>
        <text:list-item>
          <text:p text:style-name="P420">Valider les données avec Zod côté serveur </text:p>
        </text:list-item>
        <text:list-item>
          <text:p text:style-name="P420">Gérer les erreurs proprement </text:p>
        </text:list-item>
        <text:list-item>
          <text:p text:style-name="P205">Sécuriser avec les sessions NextAuth </text:p>
        </text:list-item>
      </text:list>
      <text:p text:style-name="Text_20_body"><text:span text:style-name="Strong_20_Emphasis">Exemple d'API Route :</text:span></text:p>
      <text:p text:style-name="Text_20_body">typescript</text:p>
      <text:p text:style-name="P7"><text:span text:style-name="Source_20_Text"><text:span text:style-name="T9">// app/api/job-offers/route.ts</text:span></text:span></text:p>
      <text:p text:style-name="P4"><text:span text:style-name="Source_20_Text"><text:span text:style-name="T13">import</text:span></text:span><text:span text:style-name="Source_20_Text"><text:span text:style-name="T1"> { auth } </text:span></text:span><text:span text:style-name="Source_20_Text"><text:span text:style-name="T13">from</text:span></text:span><text:span text:style-name="Source_20_Text"><text:span text:style-name="T1"> </text:span></text:span><text:span text:style-name="Source_20_Text"><text:span text:style-name="T6">'@/lib/auth'</text:span></text:span></text:p>
      <text:p text:style-name="P4"><text:span text:style-name="Source_20_Text"><text:span text:style-name="T13">import</text:span></text:span><text:span text:style-name="Source_20_Text"><text:span text:style-name="T1"> { prisma } </text:span></text:span><text:span text:style-name="Source_20_Text"><text:span text:style-name="T13">from</text:span></text:span><text:span text:style-name="Source_20_Text"><text:span text:style-name="T1"> </text:span></text:span><text:span text:style-name="Source_20_Text"><text:span text:style-name="T6">'@/server/db'</text:span></text:span></text:p>
      <text:p text:style-name="P4"><text:span text:style-name="Source_20_Text"><text:span text:style-name="T13">import</text:span></text:span><text:span text:style-name="Source_20_Text"><text:span text:style-name="T1"> { jobOfferSchema } </text:span></text:span><text:span text:style-name="Source_20_Text"><text:span text:style-name="T13">from</text:span></text:span><text:span text:style-name="Source_20_Text"><text:span text:style-name="T1"> </text:span></text:span><text:span text:style-name="Source_20_Text"><text:span text:style-name="T6">'@/lib/validations/job-offer'</text:span></text:span></text:p>
      <text:p text:style-name="P4"/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async</text:span></text:span><text:span text:style-name="Source_20_Text"><text:span text:style-name="T1"> </text:span></text:span><text:span text:style-name="Source_20_Text"><text:span text:style-name="T13">function</text:span></text:span><text:span text:style-name="Source_20_Text"><text:span text:style-name="T1"> </text:span></text:span><text:span text:style-name="Source_20_Text"><text:span text:style-name="T7">GET</text:span></text:span><text:span text:style-name="Source_20_Text"><text:span text:style-name="T1">() {</text:span></text:span></text:p>
      <text:p text:style-name="P4"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session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</text:span></text:span><text:span text:style-name="Source_20_Text"><text:span text:style-name="T4">auth</text:span></text:span><text:span text:style-name="Source_20_Text"><text:span text:style-name="T1">()</text:span></text:span></text:p>
      <text:p text:style-name="P4"><text:span text:style-name="Source_20_Text"><text:span text:style-name="T3"><text:s text:c="2"/></text:span></text:span><text:span text:style-name="Source_20_Text"><text:span text:style-name="T13">if</text:span></text:span><text:span text:style-name="Source_20_Text"><text:span text:style-name="T1"> (</text:span></text:span><text:span text:style-name="Source_20_Text"><text:span text:style-name="T4">!</text:span></text:span><text:span text:style-name="Source_20_Text"><text:span text:style-name="T1">session</text:span></text:span><text:span text:style-name="Source_20_Text"><text:span text:style-name="T4">?.</text:span></text:span><text:span text:style-name="Source_20_Text"><text:span text:style-name="T1">user) {</text:span></text:span></text:p>
      <text:p text:style-name="P4"><text:soft-page-break/><text:span text:style-name="Source_20_Text"><text:span text:style-name="T3"><text:s text:c="4"/></text:span></text:span><text:span text:style-name="Source_20_Text"><text:span text:style-name="T13">return</text:span></text:span><text:span text:style-name="Source_20_Text"><text:span text:style-name="T1"> Response.</text:span></text:span><text:span text:style-name="Source_20_Text"><text:span text:style-name="T4">json</text:span></text:span><text:span text:style-name="Source_20_Text"><text:span text:style-name="T1">({ error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'Unauthorized'</text:span></text:span><text:span text:style-name="Source_20_Text"><text:span text:style-name="T1"> }, { status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7">401</text:span></text:span><text:span text:style-name="Source_20_Text"><text:span text:style-name="T1"> })</text:span></text:span></text:p>
      <text:p text:style-name="P4"><text:span text:style-name="Source_20_Text"><text:span text:style-name="T3"><text:s text:c="2"/></text:span></text:span><text:span text:style-name="Source_20_Text"><text:span text:style-name="T1">}</text:span></text:span></text:p>
      <text:p text:style-name="P4"/>
      <text:p text:style-name="P4"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jobOffers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prisma.jobOffer.</text:span></text:span><text:span text:style-name="Source_20_Text"><text:span text:style-name="T4">findMany</text:span></text:span><text:span text:style-name="Source_20_Text"><text:span text:style-name="T1">({</text:span></text:span></text:p>
      <text:p text:style-name="P4"><text:span text:style-name="Source_20_Text"><text:span text:style-name="T3"><text:s text:c="4"/></text:span></text:span><text:span text:style-name="Source_20_Text"><text:span text:style-name="T1">where</text:span></text:span><text:span text:style-name="Source_20_Text"><text:span text:style-name="T4">:</text:span></text:span><text:span text:style-name="Source_20_Text"><text:span text:style-name="T1"> { userId</text:span></text:span><text:span text:style-name="Source_20_Text"><text:span text:style-name="T4">:</text:span></text:span><text:span text:style-name="Source_20_Text"><text:span text:style-name="T1"> session.user.id },</text:span></text:span></text:p>
      <text:p text:style-name="P4"><text:span text:style-name="Source_20_Text"><text:span text:style-name="T3"><text:s text:c="4"/></text:span></text:span><text:span text:style-name="Source_20_Text"><text:span text:style-name="T1">orderBy</text:span></text:span><text:span text:style-name="Source_20_Text"><text:span text:style-name="T4">:</text:span></text:span><text:span text:style-name="Source_20_Text"><text:span text:style-name="T1"> { createdAt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'desc'</text:span></text:span><text:span text:style-name="Source_20_Text"><text:span text:style-name="T1"> },</text:span></text:span></text:p>
      <text:p text:style-name="P4"><text:span text:style-name="Source_20_Text"><text:span text:style-name="T3"><text:s text:c="2"/></text:span></text:span><text:span text:style-name="Source_20_Text"><text:span text:style-name="T1">})</text:span></text:span></text:p>
      <text:p text:style-name="P4"/>
      <text:p text:style-name="P4"><text:span text:style-name="Source_20_Text"><text:span text:style-name="T3"><text:s text:c="2"/></text:span></text:span><text:span text:style-name="Source_20_Text"><text:span text:style-name="T13">return</text:span></text:span><text:span text:style-name="Source_20_Text"><text:span text:style-name="T1"> Response.</text:span></text:span><text:span text:style-name="Source_20_Text"><text:span text:style-name="T4">json</text:span></text:span><text:span text:style-name="Source_20_Text"><text:span text:style-name="T1">(jobOffers)</text:span></text:span></text:p>
      <text:p text:style-name="P4"><text:span text:style-name="Source_20_Text"><text:span text:style-name="T1">}</text:span></text:span></text:p>
      <text:p text:style-name="P4"/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async</text:span></text:span><text:span text:style-name="Source_20_Text"><text:span text:style-name="T1"> </text:span></text:span><text:span text:style-name="Source_20_Text"><text:span text:style-name="T13">function</text:span></text:span><text:span text:style-name="Source_20_Text"><text:span text:style-name="T1"> </text:span></text:span><text:span text:style-name="Source_20_Text"><text:span text:style-name="T7">POST</text:span></text:span><text:span text:style-name="Source_20_Text"><text:span text:style-name="T1">(request</text:span></text:span><text:span text:style-name="Source_20_Text"><text:span text:style-name="T4">:</text:span></text:span><text:span text:style-name="Source_20_Text"><text:span text:style-name="T1"> Request) {</text:span></text:span></text:p>
      <text:p text:style-name="P4"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session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</text:span></text:span><text:span text:style-name="Source_20_Text"><text:span text:style-name="T4">auth</text:span></text:span><text:span text:style-name="Source_20_Text"><text:span text:style-name="T1">()</text:span></text:span></text:p>
      <text:p text:style-name="P4"><text:span text:style-name="Source_20_Text"><text:span text:style-name="T3"><text:s text:c="2"/></text:span></text:span><text:span text:style-name="Source_20_Text"><text:span text:style-name="T13">if</text:span></text:span><text:span text:style-name="Source_20_Text"><text:span text:style-name="T1"> (</text:span></text:span><text:span text:style-name="Source_20_Text"><text:span text:style-name="T4">!</text:span></text:span><text:span text:style-name="Source_20_Text"><text:span text:style-name="T1">session</text:span></text:span><text:span text:style-name="Source_20_Text"><text:span text:style-name="T4">?.</text:span></text:span><text:span text:style-name="Source_20_Text"><text:span text:style-name="T1">user) {</text:span></text:span></text:p>
      <text:p text:style-name="P4"><text:span text:style-name="Source_20_Text"><text:span text:style-name="T3"><text:s text:c="4"/></text:span></text:span><text:span text:style-name="Source_20_Text"><text:span text:style-name="T13">return</text:span></text:span><text:span text:style-name="Source_20_Text"><text:span text:style-name="T1"> Response.</text:span></text:span><text:span text:style-name="Source_20_Text"><text:span text:style-name="T4">json</text:span></text:span><text:span text:style-name="Source_20_Text"><text:span text:style-name="T1">({ error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'Unauthorized'</text:span></text:span><text:span text:style-name="Source_20_Text"><text:span text:style-name="T1"> }, { status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7">401</text:span></text:span><text:span text:style-name="Source_20_Text"><text:span text:style-name="T1"> })</text:span></text:span></text:p>
      <text:p text:style-name="P4"><text:span text:style-name="Source_20_Text"><text:span text:style-name="T3"><text:s text:c="2"/></text:span></text:span><text:span text:style-name="Source_20_Text"><text:span text:style-name="T1">}</text:span></text:span></text:p>
      <text:p text:style-name="P4"/>
      <text:p text:style-name="P4"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body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request.</text:span></text:span><text:span text:style-name="Source_20_Text"><text:span text:style-name="T4">json</text:span></text:span><text:span text:style-name="Source_20_Text"><text:span text:style-name="T1">()</text:span></text:span></text:p>
      <text:p text:style-name="P4"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validatedData </text:span></text:span><text:span text:style-name="Source_20_Text"><text:span text:style-name="T4">=</text:span></text:span><text:span text:style-name="Source_20_Text"><text:span text:style-name="T1"> jobOfferSchema.</text:span></text:span><text:span text:style-name="Source_20_Text"><text:span text:style-name="T4">parse</text:span></text:span><text:span text:style-name="Source_20_Text"><text:span text:style-name="T1">(body) </text:span></text:span><text:span text:style-name="Source_20_Text"><text:span text:style-name="T8">// Throws si invalide</text:span></text:span></text:p>
      <text:p text:style-name="P4"/>
      <text:p text:style-name="P4"><text:span text:style-name="Source_20_Text"><text:span text:style-name="T3"><text:s text:c="2"/></text:span></text:span><text:span text:style-name="Source_20_Text"><text:span text:style-name="T13">const</text:span></text:span><text:span text:style-name="Source_20_Text"><text:span text:style-name="T1"> jobOffer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13">await</text:span></text:span><text:span text:style-name="Source_20_Text"><text:span text:style-name="T1"> prisma.jobOffer.</text:span></text:span><text:span text:style-name="Source_20_Text"><text:span text:style-name="T4">create</text:span></text:span><text:span text:style-name="Source_20_Text"><text:span text:style-name="T1">({</text:span></text:span></text:p>
      <text:p text:style-name="P4"><text:span text:style-name="Source_20_Text"><text:span text:style-name="T3"><text:s text:c="4"/></text:span></text:span><text:span text:style-name="Source_20_Text"><text:span text:style-name="T1">data</text:span></text:span><text:span text:style-name="Source_20_Text"><text:span text:style-name="T4">:</text:span></text:span><text:span text:style-name="Source_20_Text"><text:span text:style-name="T1"> {</text:span></text:span></text:p>
      <text:p text:style-name="P4"><text:span text:style-name="Source_20_Text"><text:span text:style-name="T3"><text:s text:c="6"/></text:span></text:span><text:span text:style-name="Source_20_Text"><text:span text:style-name="T4">...</text:span></text:span><text:span text:style-name="Source_20_Text"><text:span text:style-name="T1">validatedData,</text:span></text:span></text:p>
      <text:p text:style-name="P4"><text:span text:style-name="Source_20_Text"><text:span text:style-name="T3"><text:s text:c="6"/></text:span></text:span><text:span text:style-name="Source_20_Text"><text:span text:style-name="T1">userId</text:span></text:span><text:span text:style-name="Source_20_Text"><text:span text:style-name="T4">:</text:span></text:span><text:span text:style-name="Source_20_Text"><text:span text:style-name="T1"> session.user.id,</text:span></text:span></text:p>
      <text:p text:style-name="P4"><text:span text:style-name="Source_20_Text"><text:span text:style-name="T3"><text:s text:c="4"/></text:span></text:span><text:span text:style-name="Source_20_Text"><text:span text:style-name="T1">},</text:span></text:span></text:p>
      <text:p text:style-name="P4"><text:span text:style-name="Source_20_Text"><text:span text:style-name="T3"><text:s text:c="2"/></text:span></text:span><text:span text:style-name="Source_20_Text"><text:span text:style-name="T1">})</text:span></text:span></text:p>
      <text:p text:style-name="P4"/>
      <text:p text:style-name="P4"><text:span text:style-name="Source_20_Text"><text:span text:style-name="T3"><text:s text:c="2"/></text:span></text:span><text:span text:style-name="Source_20_Text"><text:span text:style-name="T13">return</text:span></text:span><text:span text:style-name="Source_20_Text"><text:span text:style-name="T1"> Response.</text:span></text:span><text:span text:style-name="Source_20_Text"><text:span text:style-name="T4">json</text:span></text:span><text:span text:style-name="Source_20_Text"><text:span text:style-name="T1">(jobOffer)</text:span></text:span></text:p>
      <text:p text:style-name="P1"><text:span text:style-name="Source_20_Text"><text:span text:style-name="T1">}</text:span></text:span></text:p>
      <text:p text:style-name="Text_20_body"><text:span text:style-name="Strong_20_Emphasis">Pourquoi valider côté serveur aussi ?</text:span></text:p>
      <text:list xml:id="list255342154626476849" text:style-name="L196">
        <text:list-item>
          <text:p text:style-name="P421"><text:span text:style-name="Strong_20_Emphasis">Sécurité</text:span> : Le client peut être contourné </text:p>
        </text:list-item>
        <text:list-item>
          <text:p text:style-name="P421"><text:span text:style-name="Strong_20_Emphasis">Source de vérité</text:span> : Le serveur décide ce qui est valide </text:p>
        </text:list-item>
        <text:list-item>
          <text:p text:style-name="P206"><text:span text:style-name="Strong_20_Emphasis">Standard pro</text:span> : Jamais faire confiance au client </text:p>
        </text:list-item>
      </text:list>
      <text:p text:style-name="Horizontal_20_Line"/>
      <text:h text:style-name="Heading_20_3" text:outline-level="3"><text:span text:style-name="Strong_20_Emphasis">Tâche 2.4 : State management avec Zustand (1 jour)</text:span></text:h>
      <text:p text:style-name="Text_20_body"><text:span text:style-name="Strong_20_Emphasis">Objectif</text:span> : Gérer le state UI global (thème, modals, filtres)</text:p>
      <text:h text:style-name="Heading_20_4" text:outline-level="4"><text:soft-page-break/>Actions :</text:h>
      <text:list xml:id="list7474890158472314043" text:style-name="L197">
        <text:list-item>
          <text:p text:style-name="P422">Créer un store Zustand pour l'UI (modal open/close, filtres actifs) </text:p>
        </text:list-item>
        <text:list-item>
          <text:p text:style-name="P422">Créer un store pour les préférences utilisateur </text:p>
        </text:list-item>
        <text:list-item>
          <text:p text:style-name="P207">Implémenter la persistence localStorage si besoin </text:p>
        </text:list-item>
      </text:list>
      <text:p text:style-name="Text_20_body"><text:span text:style-name="Strong_20_Emphasis">Exemple :</text:span></text:p>
      <text:p text:style-name="Text_20_body">typescript</text:p>
      <text:p text:style-name="P7"><text:span text:style-name="Source_20_Text"><text:span text:style-name="T9">// lib/store/ui-store.ts</text:span></text:span></text:p>
      <text:p text:style-name="P4"><text:span text:style-name="Source_20_Text"><text:span text:style-name="T13">import</text:span></text:span><text:span text:style-name="Source_20_Text"><text:span text:style-name="T1"> { create } </text:span></text:span><text:span text:style-name="Source_20_Text"><text:span text:style-name="T13">from</text:span></text:span><text:span text:style-name="Source_20_Text"><text:span text:style-name="T1"> </text:span></text:span><text:span text:style-name="Source_20_Text"><text:span text:style-name="T6">'zustand'</text:span></text:span></text:p>
      <text:p text:style-name="P4"/>
      <text:p text:style-name="P4"><text:span text:style-name="Source_20_Text"><text:span text:style-name="T13">interface</text:span></text:span><text:span text:style-name="Source_20_Text"><text:span text:style-name="T1"> </text:span></text:span><text:span text:style-name="Source_20_Text"><text:span text:style-name="T7">UIStore</text:span></text:span><text:span text:style-name="Source_20_Text"><text:span text:style-name="T1"> {</text:span></text:span></text:p>
      <text:p text:style-name="P4"><text:span text:style-name="Source_20_Text"><text:span text:style-name="T3"><text:s text:c="2"/></text:span></text:span><text:span text:style-name="Source_20_Text"><text:span text:style-name="T1">isAddModalOpen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boolean</text:span></text:span></text:p>
      <text:p text:style-name="P4"><text:span text:style-name="Source_20_Text"><text:span text:style-name="T3"><text:s text:c="2"/></text:span></text:span><text:span text:style-name="Source_20_Text"><text:span text:style-name="T4">openAddModal: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</text:span></text:span><text:span text:style-name="Source_20_Text"><text:span text:style-name="T13">void</text:span></text:span></text:p>
      <text:p text:style-name="P4"><text:span text:style-name="Source_20_Text"><text:span text:style-name="T3"><text:s text:c="2"/></text:span></text:span><text:span text:style-name="Source_20_Text"><text:span text:style-name="T4">closeAddModal: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</text:span></text:span><text:span text:style-name="Source_20_Text"><text:span text:style-name="T13">void</text:span></text:span></text:p>
      <text:p text:style-name="P4"><text:span text:style-name="Source_20_Text"><text:span text:style-name="T3"><text:s text:c="2"/></text:span></text:span><text:span text:style-name="Source_20_Text"><text:span text:style-name="T1">activeFilter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string</text:span></text:span></text:p>
      <text:p text:style-name="P4"><text:span text:style-name="Source_20_Text"><text:span text:style-name="T3"><text:s text:c="2"/></text:span></text:span><text:span text:style-name="Source_20_Text"><text:span text:style-name="T4">setActiveFilter:</text:span></text:span><text:span text:style-name="Source_20_Text"><text:span text:style-name="T1"> (filter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string</text:span></text:span><text:span text:style-name="Source_20_Text"><text:span text:style-name="T1">) </text:span></text:span><text:span text:style-name="Source_20_Text"><text:span text:style-name="T4">=&gt;</text:span></text:span><text:span text:style-name="Source_20_Text"><text:span text:style-name="T1"> </text:span></text:span><text:span text:style-name="Source_20_Text"><text:span text:style-name="T13">void</text:span></text:span></text:p>
      <text:p text:style-name="P4"><text:span text:style-name="Source_20_Text"><text:span text:style-name="T1">}</text:span></text:span></text:p>
      <text:p text:style-name="P4"/>
      <text:p text:style-name="P4"><text:span text:style-name="Source_20_Text"><text:span text:style-name="T13">export</text:span></text:span><text:span text:style-name="Source_20_Text"><text:span text:style-name="T1"> </text:span></text:span><text:span text:style-name="Source_20_Text"><text:span text:style-name="T13">const</text:span></text:span><text:span text:style-name="Source_20_Text"><text:span text:style-name="T1"> useUIStore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4">create&lt;</text:span></text:span><text:span text:style-name="Source_20_Text"><text:span text:style-name="T7">UIStore</text:span></text:span><text:span text:style-name="Source_20_Text"><text:span text:style-name="T4">&gt;</text:span></text:span><text:span text:style-name="Source_20_Text"><text:span text:style-name="T1">((set) </text:span></text:span><text:span text:style-name="Source_20_Text"><text:span text:style-name="T4">=&gt;</text:span></text:span><text:span text:style-name="Source_20_Text"><text:span text:style-name="T1"> ({</text:span></text:span></text:p>
      <text:p text:style-name="P4"><text:span text:style-name="Source_20_Text"><text:span text:style-name="T3"><text:s text:c="2"/></text:span></text:span><text:span text:style-name="Source_20_Text"><text:span text:style-name="T1">isAddModalOpen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7">false</text:span></text:span><text:span text:style-name="Source_20_Text"><text:span text:style-name="T1">,</text:span></text:span></text:p>
      <text:p text:style-name="P4"><text:span text:style-name="Source_20_Text"><text:span text:style-name="T3"><text:s text:c="2"/></text:span></text:span><text:span text:style-name="Source_20_Text"><text:span text:style-name="T4">openAddModal: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</text:span></text:span><text:span text:style-name="Source_20_Text"><text:span text:style-name="T4">set</text:span></text:span><text:span text:style-name="Source_20_Text"><text:span text:style-name="T1">({ isAddModalOpen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7">true</text:span></text:span><text:span text:style-name="Source_20_Text"><text:span text:style-name="T1"> }),</text:span></text:span></text:p>
      <text:p text:style-name="P4"><text:span text:style-name="Source_20_Text"><text:span text:style-name="T3"><text:s text:c="2"/></text:span></text:span><text:span text:style-name="Source_20_Text"><text:span text:style-name="T4">closeAddModal:</text:span></text:span><text:span text:style-name="Source_20_Text"><text:span text:style-name="T1"> () </text:span></text:span><text:span text:style-name="Source_20_Text"><text:span text:style-name="T4">=&gt;</text:span></text:span><text:span text:style-name="Source_20_Text"><text:span text:style-name="T1"> </text:span></text:span><text:span text:style-name="Source_20_Text"><text:span text:style-name="T4">set</text:span></text:span><text:span text:style-name="Source_20_Text"><text:span text:style-name="T1">({ isAddModalOpen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7">false</text:span></text:span><text:span text:style-name="Source_20_Text"><text:span text:style-name="T1"> }),</text:span></text:span></text:p>
      <text:p text:style-name="P4"><text:span text:style-name="Source_20_Text"><text:span text:style-name="T3"><text:s text:c="2"/></text:span></text:span><text:span text:style-name="Source_20_Text"><text:span text:style-name="T1">activeFilter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6">'all'</text:span></text:span><text:span text:style-name="Source_20_Text"><text:span text:style-name="T1">,</text:span></text:span></text:p>
      <text:p text:style-name="P4"><text:span text:style-name="Source_20_Text"><text:span text:style-name="T3"><text:s text:c="2"/></text:span></text:span><text:span text:style-name="Source_20_Text"><text:span text:style-name="T4">setActiveFilter:</text:span></text:span><text:span text:style-name="Source_20_Text"><text:span text:style-name="T1"> (filter) </text:span></text:span><text:span text:style-name="Source_20_Text"><text:span text:style-name="T4">=&gt;</text:span></text:span><text:span text:style-name="Source_20_Text"><text:span text:style-name="T1"> </text:span></text:span><text:span text:style-name="Source_20_Text"><text:span text:style-name="T4">set</text:span></text:span><text:span text:style-name="Source_20_Text"><text:span text:style-name="T1">({ activeFilter</text:span></text:span><text:span text:style-name="Source_20_Text"><text:span text:style-name="T4">:</text:span></text:span><text:span text:style-name="Source_20_Text"><text:span text:style-name="T1"> filter }),</text:span></text:span></text:p>
      <text:p text:style-name="P1"><text:span text:style-name="Source_20_Text"><text:span text:style-name="T1">}))</text:span></text:span></text:p>
      <text:p text:style-name="Text_20_body"><text:span text:style-name="Strong_20_Emphasis">Pourquoi Zustand ?</text:span></text:p>
      <text:list xml:id="list2202542551165337408" text:style-name="L198">
        <text:list-item>
          <text:p text:style-name="P423"><text:span text:style-name="Strong_20_Emphasis">Léger</text:span> : Pas de boilerplate comme Redux </text:p>
        </text:list-item>
        <text:list-item>
          <text:p text:style-name="P423"><text:span text:style-name="Strong_20_Emphasis">Simple</text:span> : API intuitive </text:p>
        </text:list-item>
        <text:list-item>
          <text:p text:style-name="P423"><text:span text:style-name="Strong_20_Emphasis">Performance</text:span> : Re-renders optimisés </text:p>
        </text:list-item>
        <text:list-item>
          <text:p text:style-name="P208"><text:span text:style-name="Strong_20_Emphasis">TypeScript-first</text:span> : Excellent typage </text:p>
        </text:list-item>
      </text:list>
      <text:p text:style-name="Text_20_body"><text:span text:style-name="Strong_20_Emphasis">Pourquoi PAS Redux ?</text:span></text:p>
      <text:list xml:id="list1104187661003867337" text:style-name="L199">
        <text:list-item>
          <text:p text:style-name="P424">Trop verbeux pour un projet de cette taille </text:p>
        </text:list-item>
        <text:list-item>
          <text:p text:style-name="P424">Redux Toolkit est mieux, mais Zustand suffit ici </text:p>
        </text:list-item>
        <text:list-item>
          <text:p text:style-name="P209">Zustand = tendance actuelle pour les petits/moyens projets </text:p>
        </text:list-item>
      </text:list>
      <text:p text:style-name="Horizontal_20_Line"/>
      <text:h text:style-name="Heading_20_2" text:outline-level="2">? SEMAINE 3 : Features Avancées &amp; UX</text:h>
      <text:h text:style-name="Heading_20_3" text:outline-level="3"><text:span text:style-name="Strong_20_Emphasis">Tâche 3.1 : Dashboard avec statistiques (2 jours)</text:span></text:h>
      <text:p text:style-name="Text_20_body"><text:span text:style-name="Strong_20_Emphasis">Objectif</text:span> : Démontrer la capacité à présenter des données</text:p>
      <text:h text:style-name="Heading_20_4" text:outline-level="4"><text:soft-page-break/>Actions :</text:h>
      <text:list xml:id="list9019218771723543134" text:style-name="L200">
        <text:list-item>
          <text:p text:style-name="P425">Créer un dashboard avec des stats (nombre de candidatures, taux de réponse, etc.) </text:p>
        </text:list-item>
        <text:list-item>
          <text:p text:style-name="P425">Utiliser des graphiques simples (recharts ou Chart.js) </text:p>
        </text:list-item>
        <text:list-item>
          <text:p text:style-name="P425">Ajouter des filtres par date, status </text:p>
        </text:list-item>
        <text:list-item>
          <text:p text:style-name="P210">Rendre le tout responsive </text:p>
        </text:list-item>
      </text:list>
      <text:p text:style-name="Text_20_body"><text:span text:style-name="Strong_20_Emphasis">Métriques à afficher :</text:span></text:p>
      <text:list xml:id="list4446968389596478876" text:style-name="L201">
        <text:list-item>
          <text:p text:style-name="P426">Nombre total de candidatures </text:p>
        </text:list-item>
        <text:list-item>
          <text:p text:style-name="P426">Répartition par status (pie chart) </text:p>
        </text:list-item>
        <text:list-item>
          <text:p text:style-name="P426">Timeline des candidatures (bar chart) </text:p>
        </text:list-item>
        <text:list-item>
          <text:p text:style-name="P426">Taux de réponse </text:p>
        </text:list-item>
        <text:list-item>
          <text:p text:style-name="P211">Temps moyen entre candidature et réponse </text:p>
        </text:list-item>
      </text:list>
      <text:p text:style-name="Text_20_body"><text:span text:style-name="Strong_20_Emphasis">Pourquoi ?</text:span></text:p>
      <text:list xml:id="list8680417566651043714" text:style-name="L202">
        <text:list-item>
          <text:p text:style-name="P427">Démontre la capacité à <text:span text:style-name="Strong_20_Emphasis">visualiser des données</text:span> </text:p>
        </text:list-item>
        <text:list-item>
          <text:p text:style-name="P427">Pattern très courant en entreprise </text:p>
        </text:list-item>
        <text:list-item>
          <text:p text:style-name="P212">Montre que tu penses <text:span text:style-name="Strong_20_Emphasis">valeur métier</text:span>, pas juste technique </text:p>
        </text:list-item>
      </text:list>
      <text:p text:style-name="Horizontal_20_Line"/>
      <text:h text:style-name="Heading_20_3" text:outline-level="3"><text:span text:style-name="Strong_20_Emphasis">Tâche 3.2 : Système de recherche et filtres (1 jour)</text:span></text:h>
      <text:p text:style-name="Text_20_body"><text:span text:style-name="Strong_20_Emphasis">Objectif</text:span> : UX avancée avec recherche en temps réel</text:p>
      <text:h text:style-name="Heading_20_4" text:outline-level="4">Actions :</text:h>
      <text:list xml:id="list7342424213763039341" text:style-name="L203">
        <text:list-item>
          <text:p text:style-name="P428">Implémenter une barre de recherche (debounced) </text:p>
        </text:list-item>
        <text:list-item>
          <text:p text:style-name="P428">Ajouter des filtres multi-critères (status, date range) </text:p>
        </text:list-item>
        <text:list-item>
          <text:p text:style-name="P428">Combiner recherche + filtres </text:p>
        </text:list-item>
        <text:list-item>
          <text:p text:style-name="P213">Persister les filtres dans l'URL (useSearchParams) </text:p>
        </text:list-item>
      </text:list>
      <text:p text:style-name="Text_20_body"><text:span text:style-name="Strong_20_Emphasis">Pourquoi persister dans l'URL ?</text:span></text:p>
      <text:list xml:id="list2702776414111644280" text:style-name="L204">
        <text:list-item>
          <text:p text:style-name="P429"><text:span text:style-name="Strong_20_Emphasis">Partageabilité</text:span> : L'utilisateur peut partager un lien filtré </text:p>
        </text:list-item>
        <text:list-item>
          <text:p text:style-name="P429"><text:span text:style-name="Strong_20_Emphasis">Navigation</text:span> : Back button fonctionne </text:p>
        </text:list-item>
        <text:list-item>
          <text:p text:style-name="P214"><text:span text:style-name="Strong_20_Emphasis">Best practice</text:span> : Pattern pro attendu </text:p>
        </text:list-item>
      </text:list>
      <text:p text:style-name="Horizontal_20_Line"/>
      <text:h text:style-name="Heading_20_3" text:outline-level="3"><text:span text:style-name="Strong_20_Emphasis">Tâche 3.3 : Drag &amp; Drop pour changer les status (1-2 jours)</text:span></text:h>
      <text:p text:style-name="Text_20_body"><text:span text:style-name="Strong_20_Emphasis">Objectif</text:span> : Interaction avancée type Kanban</text:p>
      <text:h text:style-name="Heading_20_4" text:outline-level="4">Actions :</text:h>
      <text:list xml:id="list8745547472461138379" text:style-name="L205">
        <text:list-item>
          <text:p text:style-name="P430">Installer <text:span text:style-name="Source_20_Text">@dnd-kit/core</text:span> (meilleure lib DnD React) </text:p>
        </text:list-item>
        <text:list-item>
          <text:p text:style-name="P430">Créer une vue Kanban avec colonnes par status </text:p>
        </text:list-item>
        <text:list-item>
          <text:p text:style-name="P430">Permettre le drag &amp; drop entre colonnes </text:p>
        </text:list-item>
        <text:list-item>
          <text:p text:style-name="P215">Mettre à jour le status via mutation </text:p>
        </text:list-item>
      </text:list>
      <text:p text:style-name="Text_20_body"><text:span text:style-name="Strong_20_Emphasis">Pourquoi Drag &amp; Drop ?</text:span></text:p>
      <text:list xml:id="list2414158500811462963" text:style-name="L206">
        <text:list-item>
          <text:p text:style-name="P431"><text:span text:style-name="Strong_20_Emphasis">UX premium</text:span> : Montre que tu sais créer des interactions avancées </text:p>
        </text:list-item>
        <text:list-item>
          <text:p text:style-name="P431"><text:span text:style-name="Strong_20_Emphasis">Différenciant</text:span> : Peu de candidats juniors font ça </text:p>
        </text:list-item>
        <text:list-item>
          <text:p text:style-name="P216"><text:span text:style-name="Strong_20_Emphasis">Valorisant en entretien</text:span> : Démontre la maîtrise de libs complexes </text:p>
        </text:list-item>
      </text:list>
      <text:p text:style-name="Text_20_body"><text:soft-page-break/><text:span text:style-name="Strong_20_Emphasis">Pourquoi @dnd-kit ?</text:span></text:p>
      <text:list xml:id="list5153113893828473336" text:style-name="L207">
        <text:list-item>
          <text:p text:style-name="P432">Accessible (keyboard navigation) </text:p>
        </text:list-item>
        <text:list-item>
          <text:p text:style-name="P432">Performant </text:p>
        </text:list-item>
        <text:list-item>
          <text:p text:style-name="P217">Moderne (pas react-beautiful-dnd qui est deprecated) </text:p>
        </text:list-item>
      </text:list>
      <text:p text:style-name="Horizontal_20_Line"/>
      <text:h text:style-name="Heading_20_3" text:outline-level="3"><text:span text:style-name="Strong_20_Emphasis">Tâche 3.4 : Mode sombre + Thème personnalisable (0.5 jour)</text:span></text:h>
      <text:p text:style-name="Text_20_body"><text:span text:style-name="Strong_20_Emphasis">Objectif</text:span> : Attention aux détails UI</text:p>
      <text:h text:style-name="Heading_20_4" text:outline-level="4">Actions :</text:h>
      <text:list xml:id="list4902665100192986363" text:style-name="L208">
        <text:list-item>
          <text:p text:style-name="P433">Implémenter le dark mode avec next-themes </text:p>
        </text:list-item>
        <text:list-item>
          <text:p text:style-name="P433">Persister la préférence </text:p>
        </text:list-item>
        <text:list-item>
          <text:p text:style-name="P218">Toggle smooth entre modes </text:p>
        </text:list-item>
      </text:list>
      <text:p text:style-name="Text_20_body"><text:span text:style-name="Strong_20_Emphasis">Pourquoi ?</text:span></text:p>
      <text:list xml:id="list731717954182982796" text:style-name="L209">
        <text:list-item>
          <text:p text:style-name="P434"><text:span text:style-name="Strong_20_Emphasis">Attendu en 2026</text:span> : Tout le monde veut le dark mode </text:p>
        </text:list-item>
        <text:list-item>
          <text:p text:style-name="P434"><text:span text:style-name="Strong_20_Emphasis">Facile à implémenter</text:span> avec Tailwind + shadcn </text:p>
        </text:list-item>
        <text:list-item>
          <text:p text:style-name="P219"><text:span text:style-name="Strong_20_Emphasis">Montre l'attention aux détails</text:span> UX </text:p>
        </text:list-item>
      </text:list>
      <text:p text:style-name="Horizontal_20_Line"/>
      <text:h text:style-name="Heading_20_2" text:outline-level="2">? SEMAINE 4 : Qualité &amp; Professionnalisme</text:h>
      <text:h text:style-name="Heading_20_3" text:outline-level="3"><text:span text:style-name="Strong_20_Emphasis">Tâche 4.1 : Tests unitaires (2 jours)</text:span></text:h>
      <text:p text:style-name="Text_20_body"><text:span text:style-name="Strong_20_Emphasis">Objectif</text:span> : Démontrer la maîtrise des tests</text:p>
      <text:h text:style-name="Heading_20_4" text:outline-level="4">Actions :</text:h>
      <text:list xml:id="list5512782784894406597" text:style-name="L210">
        <text:list-item>
          <text:p text:style-name="P435">Setup Jest + React Testing Library </text:p>
        </text:list-item>
        <text:list-item>
          <text:p text:style-name="P435">Tester les composants clés (JobOfferCard, Forms) </text:p>
        </text:list-item>
        <text:list-item>
          <text:p text:style-name="P435">Tester les hooks personnalisés </text:p>
        </text:list-item>
        <text:list-item>
          <text:p text:style-name="P435">Tester les validations Zod </text:p>
        </text:list-item>
        <text:list-item>
          <text:p text:style-name="P220">Viser 60-70% de coverage (pas 100%, c'est réaliste) </text:p>
        </text:list-item>
      </text:list>
      <text:p text:style-name="Text_20_body"><text:span text:style-name="Strong_20_Emphasis">Exemples de tests importants :</text:span></text:p>
      <text:list xml:id="list1302627167281221950" text:style-name="L211">
        <text:list-item>
          <text:p text:style-name="P436">Formulaire : validation, soumission </text:p>
        </text:list-item>
        <text:list-item>
          <text:p text:style-name="P436">API routes : validation, erreurs </text:p>
        </text:list-item>
        <text:list-item>
          <text:p text:style-name="P436">Hooks TanStack Query : cache, mutations </text:p>
        </text:list-item>
        <text:list-item>
          <text:p text:style-name="P221">Composants : rendering, interactions </text:p>
        </text:list-item>
      </text:list>
      <text:p text:style-name="Text_20_body"><text:span text:style-name="Strong_20_Emphasis">Pourquoi tester ?</text:span></text:p>
      <text:list xml:id="list8548521879418375461" text:style-name="L212">
        <text:list-item>
          <text:p text:style-name="P437"><text:span text:style-name="Strong_20_Emphasis">Critère d'embauche</text:span> : Beaucoup d'entreprises demandent des tests </text:p>
        </text:list-item>
        <text:list-item>
          <text:p text:style-name="P437"><text:span text:style-name="Strong_20_Emphasis">Confiance</text:span> : Tu montres que tu livres du code fiable </text:p>
        </text:list-item>
        <text:list-item>
          <text:p text:style-name="P222"><text:span text:style-name="Strong_20_Emphasis">Professionnalisme</text:span> : Standard dans les grandes structures </text:p>
        </text:list-item>
      </text:list>
      <text:p text:style-name="Horizontal_20_Line"/>
      <text:h text:style-name="Heading_20_3" text:outline-level="3"><text:soft-page-break/><text:span text:style-name="Strong_20_Emphasis">Tâche 4.2 : Documentation &amp; README (0.5 jour)</text:span></text:h>
      <text:p text:style-name="Text_20_body"><text:span text:style-name="Strong_20_Emphasis">Objectif</text:span> : Projet présentable sur GitHub</text:p>
      <text:h text:style-name="Heading_20_4" text:outline-level="4">Actions :</text:h>
      <text:list xml:id="list6130826501901652850" text:style-name="L213">
        <text:list-item>
          <text:p text:style-name="P438">Écrire un README complet avec : </text:p>
          <text:list>
            <text:list-item>
              <text:p text:style-name="P438">Description du projet </text:p>
            </text:list-item>
            <text:list-item>
              <text:p text:style-name="P438">Stack technique (avec justifications courtes) </text:p>
            </text:list-item>
            <text:list-item>
              <text:p text:style-name="P438">Setup instructions </text:p>
            </text:list-item>
            <text:list-item>
              <text:p text:style-name="P438">Screenshots </text:p>
            </text:list-item>
            <text:list-item>
              <text:p text:style-name="P438">Décisions d'architecture </text:p>
            </text:list-item>
          </text:list>
        </text:list-item>
        <text:list-item>
          <text:p text:style-name="P438">Commenter le code complexe </text:p>
        </text:list-item>
        <text:list-item>
          <text:p text:style-name="P223">Ajouter un CHANGELOG </text:p>
        </text:list-item>
      </text:list>
      <text:p text:style-name="Text_20_body"><text:span text:style-name="Strong_20_Emphasis">Pourquoi ?</text:span></text:p>
      <text:list xml:id="list7681568437921508254" text:style-name="L214">
        <text:list-item>
          <text:p text:style-name="P439"><text:span text:style-name="Strong_20_Emphasis">Première impression</text:span> en entretien </text:p>
        </text:list-item>
        <text:list-item>
          <text:p text:style-name="P439">Montre que tu sais <text:span text:style-name="Strong_20_Emphasis">communiquer techniquement</text:span> </text:p>
        </text:list-item>
        <text:list-item>
          <text:p text:style-name="P224">Démontre la <text:span text:style-name="Strong_20_Emphasis">rigueur professionnelle</text:span> </text:p>
        </text:list-item>
      </text:list>
      <text:p text:style-name="Horizontal_20_Line"/>
      <text:h text:style-name="Heading_20_3" text:outline-level="3"><text:span text:style-name="Strong_20_Emphasis">Tâche 4.3 : Optimisations &amp; Performance (1 jour)</text:span></text:h>
      <text:p text:style-name="Text_20_body"><text:span text:style-name="Strong_20_Emphasis">Objectif</text:span> : Montrer que tu penses performance</text:p>
      <text:h text:style-name="Heading_20_4" text:outline-level="4">Actions :</text:h>
      <text:list xml:id="list9123842035568726567" text:style-name="L215">
        <text:list-item>
          <text:p text:style-name="P440">Auditer avec Lighthouse </text:p>
        </text:list-item>
        <text:list-item>
          <text:p text:style-name="P440">Optimiser les images (next/image) </text:p>
        </text:list-item>
        <text:list-item>
          <text:p text:style-name="P440">Code splitting si nécessaire </text:p>
        </text:list-item>
        <text:list-item>
          <text:p text:style-name="P440">Lazy loading des composants lourds </text:p>
        </text:list-item>
        <text:list-item>
          <text:p text:style-name="P225">Analyser le bundle avec @next/bundle-analyzer </text:p>
        </text:list-item>
      </text:list>
      <text:p text:style-name="Text_20_body"><text:span text:style-name="Strong_20_Emphasis">Métriques cibles :</text:span></text:p>
      <text:list xml:id="list2634316248798670007" text:style-name="L216">
        <text:list-item>
          <text:p text:style-name="P441">Performance &gt; 90 </text:p>
        </text:list-item>
        <text:list-item>
          <text:p text:style-name="P441">Accessibility &gt; 95 </text:p>
        </text:list-item>
        <text:list-item>
          <text:p text:style-name="P441">Best Practices &gt; 90 </text:p>
        </text:list-item>
        <text:list-item>
          <text:p text:style-name="P226">SEO &gt; 80 </text:p>
        </text:list-item>
      </text:list>
      <text:p text:style-name="Horizontal_20_Line"/>
      <text:h text:style-name="Heading_20_3" text:outline-level="3"><text:span text:style-name="Strong_20_Emphasis">Tâche 4.4 : Déploiement &amp; CI/CD (1 jour)</text:span></text:h>
      <text:p text:style-name="Text_20_body"><text:span text:style-name="Strong_20_Emphasis">Objectif</text:span> : Projet en production</text:p>
      <text:h text:style-name="Heading_20_4" text:outline-level="4">Actions :</text:h>
      <text:list xml:id="list6246303861793113456" text:style-name="L217">
        <text:list-item>
          <text:p text:style-name="P442">Déployer sur Vercel (gratuit, optimisé Next.js) </text:p>
        </text:list-item>
        <text:list-item>
          <text:p text:style-name="P442">Connecter la base de données </text:p>
        </text:list-item>
        <text:list-item>
          <text:p text:style-name="P442">Setup GitHub Actions pour : </text:p>
          <text:list>
            <text:list-item>
              <text:p text:style-name="P442">Linter </text:p>
            </text:list-item>
            <text:list-item>
              <text:p text:style-name="P442">Tests </text:p>
            </text:list-item>
            <text:list-item>
              <text:p text:style-name="P442"><text:soft-page-break/>Build check </text:p>
            </text:list-item>
          </text:list>
        </text:list-item>
        <text:list-item>
          <text:p text:style-name="P227">Ajouter le lien dans le CV </text:p>
        </text:list-item>
      </text:list>
      <text:p text:style-name="Text_20_body"><text:span text:style-name="Strong_20_Emphasis">Pourquoi déployer ?</text:span></text:p>
      <text:list xml:id="list8893147589123551186" text:style-name="L218">
        <text:list-item>
          <text:p text:style-name="P443"><text:span text:style-name="Strong_20_Emphasis">Application fonctionnelle</text:span> : Tu peux la montrer en entretien </text:p>
        </text:list-item>
        <text:list-item>
          <text:p text:style-name="P443"><text:span text:style-name="Strong_20_Emphasis">CI/CD</text:span> : Montre que tu connais les process modernes </text:p>
        </text:list-item>
        <text:list-item>
          <text:p text:style-name="P228"><text:span text:style-name="Strong_20_Emphasis">Professionnalisme</text:span> : Pas juste du code local </text:p>
        </text:list-item>
      </text:list>
      <text:p text:style-name="Horizontal_20_Line"/>
      <text:h text:style-name="Heading_20_2" text:outline-level="2">? Features Bonus (Si tu as le temps)</text:h>
      <text:h text:style-name="Heading_20_3" text:outline-level="3">Bonus 1 : Export PDF des candidatures</text:h>
      <text:list xml:id="list3013145347475946382" text:style-name="L219">
        <text:list-item>
          <text:p text:style-name="P444">Générer un PDF récapitulatif </text:p>
        </text:list-item>
        <text:list-item>
          <text:p text:style-name="P229">Utiliser <text:span text:style-name="Source_20_Text">react-pdf</text:span> ou <text:span text:style-name="Source_20_Text">jsPDF</text:span> </text:p>
        </text:list-item>
      </text:list>
      <text:h text:style-name="Heading_20_3" text:outline-level="3">Bonus 2 : Emails de rappel</text:h>
      <text:list xml:id="list4825315808213799569" text:style-name="L220">
        <text:list-item>
          <text:p text:style-name="P445">Intégrer Resend ou SendGrid </text:p>
        </text:list-item>
        <text:list-item>
          <text:p text:style-name="P230">Envoyer des rappels de relance </text:p>
        </text:list-item>
      </text:list>
      <text:h text:style-name="Heading_20_3" text:outline-level="3">Bonus 3 : Analytics</text:h>
      <text:list xml:id="list2335065580574774183" text:style-name="L221">
        <text:list-item>
          <text:p text:style-name="P446">Intégrer Vercel Analytics </text:p>
        </text:list-item>
        <text:list-item>
          <text:p text:style-name="P231">Suivre les métriques d'utilisation </text:p>
        </text:list-item>
      </text:list>
      <text:p text:style-name="Horizontal_20_Line"/>
      <text:h text:style-name="Heading_20_2" text:outline-level="2">? Récapitulatif des Technologies &amp; Pourquoi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echnologie</text:p>
            </table:table-cell>
            <table:table-cell table:style-name="Tableau1.A1" office:value-type="string">
              <text:p text:style-name="Table_20_Heading">Pourquoi ?</text:p>
            </table:table-cell>
            <table:table-cell table:style-name="Tableau1.A1" office:value-type="string">
              <text:p text:style-name="Table_20_Heading">Alternative moins bonn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Next.js App Router</text:span></text:p>
          </table:table-cell>
          <table:table-cell table:style-name="Tableau1.A1" office:value-type="string">
            <text:p text:style-name="Table_20_Contents">Standard, SSR, API routes intégrées</text:p>
          </table:table-cell>
          <table:table-cell table:style-name="Tableau1.A1" office:value-type="string">
            <text:p text:style-name="Table_20_Contents">Vite (pas de SSR), CRA (obsolète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ypeScript strict</text:span></text:p>
          </table:table-cell>
          <table:table-cell table:style-name="Tableau1.A1" office:value-type="string">
            <text:p text:style-name="Table_20_Contents">Type-safety, moins de bugs, standard pro</text:p>
          </table:table-cell>
          <table:table-cell table:style-name="Tableau1.A1" office:value-type="string">
            <text:p text:style-name="Table_20_Contents">JavaScript (erreurs runtime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risma</text:span></text:p>
          </table:table-cell>
          <table:table-cell table:style-name="Tableau1.A1" office:value-type="string">
            <text:p text:style-name="Table_20_Contents">Type-safe, migrations auto, DX</text:p>
          </table:table-cell>
          <table:table-cell table:style-name="Tableau1.A1" office:value-type="string">
            <text:p text:style-name="Table_20_Contents">Knex (pas de types), raw SQL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TanStack Query</text:span></text:p>
          </table:table-cell>
          <table:table-cell table:style-name="Tableau1.A1" office:value-type="string">
            <text:p text:style-name="Table_20_Contents">Cache, sync, standard absolu</text:p>
          </table:table-cell>
          <table:table-cell table:style-name="Tableau1.A1" office:value-type="string">
            <text:p text:style-name="Table_20_Contents">useState + useEffect (code verbeux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act Hook Form</text:span></text:p>
          </table:table-cell>
          <table:table-cell table:style-name="Tableau1.A1" office:value-type="string">
            <text:p text:style-name="Table_20_Contents">Performance, standard, Zod integration</text:p>
          </table:table-cell>
          <table:table-cell table:style-name="Tableau1.A1" office:value-type="string">
            <text:p text:style-name="Table_20_Contents">useState (re-renders), Formik (obsolète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Zod</text:span></text:p>
          </table:table-cell>
          <table:table-cell table:style-name="Tableau1.A1" office:value-type="string">
            <text:p text:style-name="Table_20_Contents">Validation type-safe client + serveur</text:p>
          </table:table-cell>
          <table:table-cell table:style-name="Tableau1.A1" office:value-type="string">
            <text:p text:style-name="Table_20_Contents">Yup (pas type-safe), custom validat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hadcn/ui</text:span></text:p>
          </table:table-cell>
          <table:table-cell table:style-name="Tableau1.A1" office:value-type="string">
            <text:p text:style-name="Table_20_Contents">Accessible, moderne, personnalisable</text:p>
          </table:table-cell>
          <table:table-cell table:style-name="Tableau1.A1" office:value-type="string">
            <text:p text:style-name="Table_20_Contents">Material UI (lourd), custom CS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NextAuth.js</text:span></text:p>
          </table:table-cell>
          <table:table-cell table:style-name="Tableau1.A1" office:value-type="string">
            <text:p text:style-name="Table_20_Contents">Sécurité gérée, OAuth facile</text:p>
          </table:table-cell>
          <table:table-cell table:style-name="Tableau1.A1" office:value-type="string">
            <text:p text:style-name="Table_20_Contents">Custom auth (dangereux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Zustand</text:span></text:p>
          </table:table-cell>
          <table:table-cell table:style-name="Tableau1.A1" office:value-type="string">
            <text:p text:style-name="Table_20_Contents">Simple, performant, TypeScript</text:p>
          </table:table-cell>
          <table:table-cell table:style-name="Tableau1.A1" office:value-type="string">
            <text:p text:style-name="Table_20_Contents">Redux (verbeux), Context (re-renders)</text:p>
          </table:table-cell>
        </table:table-row>
      </table:table>
      <text:p text:style-name="Horizontal_20_Line"/>
      <text:h text:style-name="Heading_20_2" text:outline-level="2"><text:soft-page-break/>? Ce que ce projet démontre</text:h>
      <text:h text:style-name="Heading_20_3" text:outline-level="3">Compétences techniques</text:h>
      <text:p text:style-name="Text_20_body">✅ Maîtrise TypeScript avancé<text:line-break/>✅ Patterns React modernes (hooks, composition)<text:line-break/>✅ Gestion state complexe (serveur + client)<text:line-break/>✅ Authentification &amp; sécurité<text:line-break/>✅ Base de données relationnelle<text:line-break/>✅ Tests &amp; qualité code<text:line-break/>✅ Performance &amp; optimisation<text:line-break/>✅ CI/CD &amp; déploiement</text:p>
      <text:h text:style-name="Heading_20_3" text:outline-level="3">Soft skills</text:h>
      <text:p text:style-name="Text_20_body">✅ Architecture d'application<text:line-break/>✅ Choix technologiques justifiés<text:line-break/>✅ Pensée UX<text:line-break/>✅ Documentation<text:line-break/>✅ Standards professionnels</text:p>
      <text:p text:style-name="Horizontal_20_Line"/>
      <text:h text:style-name="Heading_20_2" text:outline-level="2">? Conseils pour les entretiens</text:h>
      <text:h text:style-name="Heading_20_3" text:outline-level="3">Présentation du projet :</text:h>
      <text:list xml:id="list916370081518883590" text:style-name="L222">
        <text:list-item>
          <text:p text:style-name="P447"><text:span text:style-name="Strong_20_Emphasis">Contexte</text:span> : "J'ai créé un Job Tracker pour gérer mes candidatures" </text:p>
        </text:list-item>
        <text:list-item>
          <text:p text:style-name="P447"><text:span text:style-name="Strong_20_Emphasis">Objectif</text:span> : "Je voulais un projet qui démontre ma maîtrise des standards 2026" </text:p>
        </text:list-item>
        <text:list-item>
          <text:p text:style-name="P447"><text:span text:style-name="Strong_20_Emphasis">Stack</text:span> : Présenter et <text:span text:style-name="Strong_20_Emphasis">justifier chaque choix</text:span> </text:p>
        </text:list-item>
        <text:list-item>
          <text:p text:style-name="P447"><text:span text:style-name="Strong_20_Emphasis">Challenges</text:span> : Parler des difficultés rencontrées (auth, tests, etc.) </text:p>
        </text:list-item>
        <text:list-item>
          <text:p text:style-name="P232"><text:span text:style-name="Strong_20_Emphasis">Apprentissages</text:span> : Ce que tu as appris </text:p>
        </text:list-item>
      </text:list>
      <text:h text:style-name="Heading_20_3" text:outline-level="3">Questions fréquentes :</text:h>
      <text:list xml:id="list9119374815319926377" text:style-name="L223">
        <text:list-item>
          <text:p text:style-name="P448"><text:span text:style-name="Strong_20_Emphasis">"Pourquoi Next.js et pas Vite ?"</text:span> → SSR, API routes, optimisations auto </text:p>
        </text:list-item>
        <text:list-item>
          <text:p text:style-name="P448"><text:span text:style-name="Strong_20_Emphasis">"Pourquoi TanStack Query ?"</text:span> → Cache, sync, standard </text:p>
        </text:list-item>
        <text:list-item>
          <text:p text:style-name="P448"><text:span text:style-name="Strong_20_Emphasis">"Pourquoi Prisma ?"</text:span> → Type-safety, migrations, DX </text:p>
        </text:list-item>
        <text:list-item>
          <text:p text:style-name="P233"><text:span text:style-name="Strong_20_Emphasis">"Tu as fait des tests ?"</text:span> → Oui, Jest + RTL, 60% coverage </text:p>
        </text:list-item>
      </text:list>
      <text:p text:style-name="Horizontal_20_Line"/>
      <text:h text:style-name="Heading_20_2" text:outline-level="2">✅ Checklist finale avant de postuler</text:h>
      <text:list xml:id="list4444502369602430366" text:style-name="L224">
        <text:list-item>
          <text:p text:style-name="P449">Code propre, commenté, formaté </text:p>
        </text:list-item>
        <text:list-item>
          <text:p text:style-name="P449">Tests passent (CI green) </text:p>
        </text:list-item>
        <text:list-item>
          <text:p text:style-name="P449">Application déployée et fonctionnelle </text:p>
        </text:list-item>
        <text:list-item>
          <text:p text:style-name="P449">README complet avec screenshots </text:p>
        </text:list-item>
        <text:list-item>
          <text:p text:style-name="P449">Lighthouse score &gt; 90 </text:p>
        </text:list-item>
        <text:list-item>
          <text:p text:style-name="P449">GitHub bien organisé (branches, commits clairs) </text:p>
        </text:list-item>
        <text:list-item>
          <text:p text:style-name="P449">Tu peux expliquer chaque décision technique </text:p>
        </text:list-item>
        <text:list-item>
          <text:p text:style-name="P234"><text:soft-page-break/>Tu as testé l'app sur mobile </text:p>
        </text:list-item>
      </text:list>
      <text:p text:style-name="Horizontal_20_Line"/>
      <text:h text:style-name="Heading_20_2" text:outline-level="2">? Après ce projet</text:h>
      <text:p text:style-name="Text_20_body">Tu auras un projet qui :</text:p>
      <text:list xml:id="list4289830531822629695" text:style-name="L225">
        <text:list-item>
          <text:p text:style-name="P450"><text:span text:style-name="Strong_20_Emphasis">Démontre une expertise</text:span> technique solide </text:p>
        </text:list-item>
        <text:list-item>
          <text:p text:style-name="P450"><text:span text:style-name="Strong_20_Emphasis">Comble les lacunes</text:span> mentionnées </text:p>
        </text:list-item>
        <text:list-item>
          <text:p text:style-name="P450"><text:span text:style-name="Strong_20_Emphasis">Justifie un poste mid</text:span> si bien présenté </text:p>
        </text:list-item>
        <text:list-item>
          <text:p text:style-name="P235"><text:span text:style-name="Strong_20_Emphasis">Te donne confiance</text:span> en entretien </text:p>
        </text:list-item>
      </text:list>
      <text:p text:style-name="Text_20_body"><text:span text:style-name="Strong_20_Emphasis">Important</text:span> : Ce projet n'est pas "juste un job tracker". C'est une <text:span text:style-name="Strong_20_Emphasis">démo de tes compétences</text:span>. Chaque choix technique est justifiable et professionnel.</text:p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ar font-mono" svg:font-family="'var font-mono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en Sens</meta:initial-creator>
    <meta:creation-date>2026-01-22T19:08:55.17</meta:creation-date>
    <dc:date>2026-01-22T22:42:10.52</dc:date>
    <dc:creator>Fabien Sens</dc:creator>
    <meta:editing-duration>PT4M22S</meta:editing-duration>
    <meta:editing-cycles>2</meta:editing-cycles>
    <meta:generator>OpenOffice/4.1.15$Win32 OpenOffice.org_project/4115m2$Build-9813</meta:generator>
    <meta:document-statistic meta:table-count="1" meta:image-count="0" meta:object-count="0" meta:page-count="15" meta:paragraph-count="483" meta:word-count="2791" meta:character-count="18077"/>
  </office:meta>
</office:document-meta>
</file>